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BAAAAA+TimesNewRomanPS-BoldMT" svg:font-family="BAAAAA+TimesNewRomanPS-BoldMT"/>
    <style:font-face style:name="DAAAAA+TimesNewRomanPSMT" svg:font-family="DAAAAA+TimesNewRomanPSMT"/>
    <style:font-face style:name="EAAAAA+TimesNewRomanPSMT" svg:font-family="EAAAAA+TimesNewRomanPSMT"/>
    <style:font-face style:name="GAAAAA+OpenSymbol" svg:font-family="GAAAAA+OpenSymbol"/>
    <style:font-face style:name="Lohit Hindi1" svg:font-family="'Lohit Hindi'"/>
    <style:font-face style:name="OpenSymbol" svg:font-family="OpenSymbol"/>
    <style:font-face style:name="StarSymbol" svg:font-family="StarSymbol"/>
    <style:font-face style:name="monospace" svg:font-family="monospace"/>
    <style:font-face style:name="Times-Bold" svg:font-family="Times-Bold" style:font-family-generic="roman"/>
    <style:font-face style:name="Times-Roman" svg:font-family="Times-Roman" style:font-family-generic="roman"/>
    <style:font-face style:name="EAAAAA+TimesNewRomanPS-ItalicMT" svg:font-family="EAAAAA+TimesNewRomanPS-ItalicMT" style:font-family-generic="script"/>
    <style:font-face style:name="Courier 10 Pitch" svg:font-family="'Courier 10 Pitch'" style:font-adornments="Predeterminado" style:font-pitch="fixed"/>
    <style:font-face style:name="LMMono10" svg:font-family="LMMono10" style:font-adornments="Regular"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Cantarell" svg:font-family="Cantarell" style:font-adornments="Bold" style:font-pitch="variable"/>
    <style:font-face style:name="Caviar Dreams" svg:font-family="'Caviar Dreams'" style:font-adornments="Bold" style:font-pitch="variable"/>
    <style:font-face style:name="LMMonoProp10" svg:font-family="LMMonoProp10" style:font-adornments="Bold" style:font-pitch="variable"/>
    <style:font-face style:name="LMRomanUnsl10" svg:font-family="LMRomanUnsl10" style:font-adornments="Bold" style:font-pitch="variable"/>
    <style:font-face style:name="DejaVu Sans Mono1" svg:font-family="'DejaVu Sans Mono'" style:font-family-generic="modern" style:font-pitch="variable"/>
    <style:font-face style:name="Times New Roman1" svg:font-family="'Times New Roman'" style:font-family-generic="modern" style:font-pitch="variable"/>
    <style:font-face style:name="DejaVu Serif Condensed" svg:font-family="'DejaVu Serif Condensed'" style:font-adornments="Condensed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 svg:font-family="Verdana"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itle" style:master-page-name="">
      <style:paragraph-properties fo:margin-left="0cm" fo:margin-right="0cm" fo:text-align="end" style:justify-single-word="false"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P2" style:family="paragraph" style:parent-style-name="Footer">
      <style:text-properties fo:language="ca" fo:country="ES"/>
    </style:style>
    <style:style style:name="P3" style:family="paragraph" style:parent-style-name="Footer">
      <style:paragraph-properties fo:text-align="end" style:justify-single-word="false"/>
      <style:text-properties fo:language="ca" fo:country="ES"/>
    </style:style>
    <style:style style:name="P4" style:family="paragraph" style:parent-style-name="Header">
      <style:text-properties fo:language="ca" fo:country="ES"/>
    </style:style>
    <style:style style:name="P5" style:family="paragraph" style:parent-style-name="Header_20_left">
      <style:text-properties fo:language="ca" fo:country="ES"/>
    </style:style>
    <style:style style:name="P6" style:family="paragraph" style:parent-style-name="Title">
      <style:paragraph-properties fo:break-before="page"/>
      <style:text-properties fo:language="ca" fo:country="ES" officeooo:paragraph-rsid="001d151b"/>
    </style:style>
    <style:style style:name="P7" style:family="paragraph" style:parent-style-name="Text_20_body">
      <style:paragraph-properties fo:break-before="page"/>
      <style:text-properties fo:language="ca" fo:country="ES" officeooo:rsid="00c2f3a2" officeooo:paragraph-rsid="00c2f3a2"/>
    </style:style>
    <style:style style:name="P8" style:family="paragraph" style:parent-style-name="Title">
      <style:text-properties fo:language="ca" fo:country="ES" officeooo:rsid="010afb0e" officeooo:paragraph-rsid="010afb0e"/>
    </style:style>
    <style:style style:name="P9" style:family="paragraph" style:parent-style-name="Index">
      <style:paragraph-properties>
        <style:tab-stops>
          <style:tab-stop style:position="16.501cm" style:type="right" style:leader-style="dotted" style:leader-text="."/>
        </style:tab-stops>
      </style:paragraph-properties>
    </style:style>
    <style:style style:name="P10" style:family="paragraph" style:parent-style-name="List_20_Paragraph">
      <style:paragraph-properties>
        <style:tab-stops>
          <style:tab-stop style:position="15.73cm" style:type="right" style:leader-style="dotted" style:leader-text="."/>
        </style:tab-stops>
      </style:paragraph-properties>
    </style:style>
    <style:style style:name="P11" style:family="paragraph" style:parent-style-name="Preformatted_20_Text">
      <style:paragraph-properties fo:text-align="justify" style:justify-single-word="false" style:text-autospace="none"/>
      <style:text-properties fo:background-color="transparent"/>
    </style:style>
    <style:style style:name="P12" style:family="paragraph" style:parent-style-name="Contents_20_Heading" style:master-page-name="First_20_Page">
      <style:paragraph-properties style:page-number="auto" fo:break-before="page"/>
      <style:text-properties fo:language="ca" fo:country="ES" officeooo:paragraph-rsid="001a5306"/>
    </style:style>
    <style:style style:name="P13" style:family="paragraph" style:parent-style-name="Contents_20_Heading" style:master-page-name="First_20_Chapter_20_Page_20_A4">
      <style:paragraph-properties style:page-number="1"/>
    </style:style>
    <style:style style:name="P14" style:family="paragraph" style:parent-style-name="Frame_20_contents" style:list-style-name="L6"/>
    <style:style style:name="P15" style:family="paragraph" style:parent-style-name="Frame_20_contents" style:list-style-name="L9"/>
    <style:style style:name="P16" style:family="paragraph" style:parent-style-name="Frame_20_contents" style:list-style-name="L9">
      <style:text-properties officeooo:paragraph-rsid="014b48f4"/>
    </style:style>
    <style:style style:name="P17" style:family="paragraph" style:parent-style-name="Frame_20_contents">
      <style:text-properties style:font-name="FreeMono"/>
    </style:style>
    <style:style style:name="P18" style:family="paragraph" style:parent-style-name="Frame_20_contents">
      <style:paragraph-properties fo:margin-left="0cm" fo:margin-right="0cm" fo:text-indent="0cm" style:auto-text-indent="false"/>
    </style:style>
    <style:style style:name="P19" style:family="paragraph" style:parent-style-name="Heading_20_1">
      <style:text-properties fo:language="ca" fo:country="ES" officeooo:rsid="00c2f3a2" officeooo:paragraph-rsid="00c2f3a2"/>
    </style:style>
    <style:style style:name="P20" style:family="paragraph" style:parent-style-name="Heading_20_1">
      <style:paragraph-properties fo:text-align="justify" style:justify-single-word="false"/>
      <style:text-properties fo:background-color="transparent"/>
    </style:style>
    <style:style style:name="P21" style:family="paragraph" style:parent-style-name="Heading_20_1" style:list-style-name="L5"/>
    <style:style style:name="P22" style:family="paragraph" style:parent-style-name="Heading_20_1">
      <style:paragraph-properties fo:text-align="justify" style:justify-single-word="false" style:text-autospace="none"/>
    </style:style>
    <style:style style:name="P23" style:family="paragraph" style:parent-style-name="Heading_20_1">
      <style:paragraph-properties fo:margin-left="0cm" fo:margin-right="0cm" fo:text-align="justify" style:justify-single-word="false" fo:text-indent="0cm" style:auto-text-indent="false"/>
      <style:text-properties officeooo:paragraph-rsid="000d0689" fo:background-color="transparent"/>
    </style:style>
    <style:style style:name="P24" style:family="paragraph" style:parent-style-name="Heading_20_2">
      <style:paragraph-properties fo:text-align="justify" style:justify-single-word="false"/>
      <style:text-properties fo:background-color="transparent"/>
    </style:style>
    <style:style style:name="P25" style:family="paragraph" style:parent-style-name="Heading_20_2">
      <style:text-properties fo:font-style="normal" style:font-style-asian="normal" style:font-style-complex="normal"/>
    </style:style>
    <style:style style:name="P26" style:family="paragraph" style:parent-style-name="Heading_20_2">
      <style:paragraph-properties fo:text-align="justify" style:justify-single-word="false"/>
      <style:text-properties fo:font-style="normal" fo:background-color="transparent" style:font-style-asian="normal" style:font-style-complex="normal"/>
    </style:style>
    <style:style style:name="P27" style:family="paragraph" style:parent-style-name="Heading_20_2">
      <style:paragraph-properties fo:margin-left="0cm" fo:margin-right="0cm" fo:text-align="justify" style:justify-single-word="false" fo:text-indent="0cm" style:auto-text-indent="false"/>
      <style:text-properties fo:font-weight="normal" officeooo:paragraph-rsid="000d0689" fo:background-color="transparent" style:font-weight-asian="normal" style:font-weight-complex="normal"/>
    </style:style>
    <style:style style:name="P28" style:family="paragraph" style:parent-style-name="Heading_20_2">
      <style:paragraph-properties fo:margin-left="0cm" fo:margin-right="0cm" fo:text-align="justify" style:justify-single-word="false" fo:text-indent="0cm" style:auto-text-indent="false"/>
      <style:text-properties officeooo:paragraph-rsid="000d0689" fo:background-color="transparent"/>
    </style:style>
    <style:style style:name="P29" style:family="paragraph" style:parent-style-name="Heading_20_3">
      <style:paragraph-properties fo:text-align="justify" style:justify-single-word="false"/>
    </style:style>
    <style:style style:name="P30" style:family="paragraph" style:parent-style-name="Heading_20_3">
      <style:text-properties officeooo:paragraph-rsid="000d19d6"/>
    </style:style>
    <style:style style:name="P31" style:family="paragraph" style:parent-style-name="Heading_20_3">
      <style:paragraph-properties fo:text-align="justify" style:justify-single-word="false"/>
      <style:text-properties fo:background-color="transparent"/>
    </style:style>
    <style:style style:name="P32" style:family="paragraph" style:parent-style-name="Index">
      <style:paragraph-properties>
        <style:tab-stops>
          <style:tab-stop style:position="16.501cm" style:type="right" style:leader-style="dotted" style:leader-text="."/>
        </style:tab-stops>
      </style:paragraph-properties>
    </style:style>
    <style:style style:name="P33" style:family="paragraph" style:parent-style-name="List_20_Paragraph">
      <style:paragraph-properties>
        <style:tab-stops>
          <style:tab-stop style:position="15.73cm" style:type="right" style:leader-style="dotted" style:leader-text="."/>
        </style:tab-stops>
      </style:paragraph-properties>
    </style:style>
    <style:style style:name="P34" style:family="paragraph" style:parent-style-name="Standard">
      <style:paragraph-properties fo:text-align="justify" style:justify-single-word="false" style:text-autospace="none"/>
    </style:style>
    <style:style style:name="P35" style:family="paragraph" style:parent-style-name="Standard" style:list-style-name="L11">
      <style:paragraph-properties fo:text-align="justify" style:justify-single-word="false" style:text-autospace="none"/>
    </style:style>
    <style:style style:name="P36" style:family="paragraph" style:parent-style-name="Standard">
      <style:paragraph-properties fo:margin-left="0cm" fo:margin-right="0cm" fo:text-align="justify" style:justify-single-word="false" fo:text-indent="0cm" style:auto-text-indent="false" style:text-autospace="none"/>
      <style:text-properties style:font-name="EAAAAA+TimesNewRomanPSMT" fo:font-size="12pt" officeooo:paragraph-rsid="0149f716" fo:background-color="transparent" style:font-name-asian="EAAAAA+TimesNewRomanPSMT" style:font-size-asian="12pt" style:font-name-complex="EAAAAA+TimesNewRomanPSMT" style:font-size-complex="12pt"/>
    </style:style>
    <style:style style:name="P37" style:family="paragraph" style:parent-style-name="Text_20_body">
      <style:text-properties style:font-name="Verdana" fo:font-size="10.5pt" style:font-size-asian="10.5pt"/>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0a59c8"/>
    </style:style>
    <style:style style:name="P40" style:family="paragraph" style:parent-style-name="Text_20_body">
      <style:paragraph-properties fo:text-align="justify" style:justify-single-word="false" style:text-autospace="none"/>
    </style:style>
    <style:style style:name="P41" style:family="paragraph" style:parent-style-name="Text_20_body">
      <style:paragraph-properties fo:text-align="justify" style:justify-single-word="false"/>
      <style:text-properties fo:background-color="transparent"/>
    </style:style>
    <style:style style:name="P42" style:family="paragraph" style:parent-style-name="Text_20_body" style:list-style-name="L4">
      <style:paragraph-properties fo:text-align="justify" style:justify-single-word="false"/>
      <style:text-properties fo:background-color="transparent"/>
    </style:style>
    <style:style style:name="P43" style:family="paragraph" style:parent-style-name="Text_20_body" style:list-style-name="L5"/>
    <style:style style:name="P44" style:family="paragraph" style:parent-style-name="Text_20_body">
      <style:text-properties officeooo:paragraph-rsid="014b48f4"/>
    </style:style>
    <style:style style:name="P45" style:family="paragraph" style:parent-style-name="Text_20_body">
      <style:text-properties fo:color="#00008b" style:font-name="FreeMono"/>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align="justify" style:justify-single-word="false" fo:text-indent="0cm" style:auto-text-indent="false"/>
      <style:text-properties fo:language="ca" fo:country="ES"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cm" style:auto-text-indent="false"/>
      <style:text-properties fo:language="ca" fo:country="ES" fo:font-weight="normal" officeooo:paragraph-rsid="000d0689" fo:background-color="transparent" style:font-weight-asian="normal" style:font-weight-complex="normal"/>
    </style:style>
    <style:style style:name="P49" style:family="paragraph" style:parent-style-name="Text_20_body">
      <style:paragraph-properties fo:margin-left="0cm" fo:margin-right="0cm" fo:text-align="justify" style:justify-single-word="false" fo:text-indent="0cm" style:auto-text-indent="false"/>
      <style:text-properties fo:background-color="transparent"/>
    </style:style>
    <style:style style:name="P50" style:family="paragraph" style:parent-style-name="Text_20_body">
      <style:paragraph-properties fo:margin-left="0cm" fo:margin-right="0cm" fo:text-align="justify" style:justify-single-word="false" fo:text-indent="0cm" style:auto-text-indent="false"/>
      <style:text-properties fo:font-weight="normal" officeooo:paragraph-rsid="000d0689" fo:background-color="transparent" style:font-weight-asian="normal" style:font-weight-complex="normal"/>
    </style:style>
    <style:style style:name="P51" style:family="paragraph" style:parent-style-name="Text_20_body">
      <style:paragraph-properties fo:margin-left="0cm" fo:margin-right="0cm" fo:text-align="justify" style:justify-single-word="false" fo:text-indent="0cm" style:auto-text-indent="false"/>
    </style:style>
    <style:style style:name="P52" style:family="paragraph" style:parent-style-name="Text_20_body">
      <style:paragraph-properties fo:margin-left="0cm" fo:margin-right="0cm" fo:text-align="justify" style:justify-single-word="false" fo:text-indent="0cm" style:auto-text-indent="false"/>
      <style:text-properties officeooo:paragraph-rsid="000d0689"/>
    </style:style>
    <style:style style:name="P53" style:family="paragraph" style:parent-style-name="Text_20_body">
      <style:paragraph-properties fo:margin-left="0cm" fo:margin-right="0cm" fo:text-align="justify" style:justify-single-word="false" fo:text-indent="0cm" style:auto-text-indent="false"/>
      <style:text-properties officeooo:paragraph-rsid="014b48f4"/>
    </style:style>
    <style:style style:name="P54" style:family="paragraph" style:parent-style-name="Text_20_body">
      <style:paragraph-properties fo:margin-left="0cm" fo:margin-right="0cm" fo:text-indent="0cm" style:auto-text-indent="false"/>
      <style:text-properties officeooo:paragraph-rsid="0149f716"/>
    </style:style>
    <style:style style:name="P55" style:family="paragraph" style:parent-style-name="Text_20_body">
      <style:paragraph-properties fo:margin-left="0cm" fo:margin-right="0cm" fo:text-align="justify" style:justify-single-word="false" fo:text-indent="0cm" style:auto-text-indent="false" style:text-autospace="none"/>
      <style:text-properties style:font-name="EAAAAA+TimesNewRomanPSMT" fo:font-size="12pt" officeooo:paragraph-rsid="0149f716" fo:background-color="transparent" style:font-name-asian="EAAAAA+TimesNewRomanPSMT" style:font-size-asian="12pt" style:font-name-complex="EAAAAA+TimesNewRomanPSMT" style:font-size-complex="12pt"/>
    </style:style>
    <style:style style:name="P56" style:family="paragraph" style:parent-style-name="Text_20_body" style:list-style-name="L4">
      <style:paragraph-properties fo:margin-left="-1.251cm" fo:margin-right="0cm" fo:text-align="justify" style:justify-single-word="false" fo:text-indent="0cm" style:auto-text-indent="false"/>
      <style:text-properties fo:background-color="transparent"/>
    </style:style>
    <style:style style:name="P57"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2521b" style:font-name-asian="DejaVu Sans" style:font-size-asian="14pt" style:font-weight-asian="bold" style:font-name-complex="Lohit Hindi" style:font-size-complex="14pt" style:font-weight-complex="bold"/>
    </style:style>
    <style:style style:name="P58"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P59" style:family="paragraph" style:parent-style-name="Title" style:master-page-name="First_20_Page">
      <style:paragraph-properties style:page-number="auto" fo:break-before="page"/>
      <style:text-properties fo:language="ca" fo:country="ES"/>
    </style:style>
    <style:style style:name="P60" style:family="paragraph">
      <style:paragraph-properties fo:text-align="center"/>
    </style:style>
    <style:style style:name="P61" style:family="paragraph">
      <loext:graphic-properties draw:fill="none" draw:fill-color="#ffffff"/>
      <style:paragraph-properties style:writing-mode="lr-tb"/>
      <style:text-properties fo:color="#800000" fo:font-size="12pt" fo:font-style="normal" style:font-size-asian="32pt" style:font-style-asian="normal" style:font-size-complex="32pt" style:font-style-complex="normal"/>
    </style:style>
    <style:style style:name="P62" style:family="paragraph">
      <loext:graphic-properties draw:fill="solid" draw:fill-color="#ffffff"/>
    </style:style>
    <style:style style:name="T1" style:family="text">
      <style:text-properties officeooo:rsid="01267d19"/>
    </style:style>
    <style:style style:name="T2" style:family="text">
      <style:text-properties fo:font-variant="small-caps" fo:color="#800000" style:font-name="DejaVu Serif Condensed" fo:font-size="24pt" fo:font-weight="bold" officeooo:rsid="010fab6a" style:font-name-asian="DejaVu Sans" style:font-size-asian="18pt" style:font-weight-asian="bold" style:font-name-complex="Lohit Hindi" style:font-size-complex="18pt" style:font-weight-complex="bold"/>
    </style:style>
    <style:style style:name="T3" style:family="text">
      <style:text-properties officeooo:rsid="010afb0e"/>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fo:background-color="transparent" loext:char-shading-value="0" style:font-style-asian="italic" style:font-weight-asian="bold" style:font-style-complex="italic" style:font-weight-complex="bold"/>
    </style:style>
    <style:style style:name="T7" style:family="text">
      <style:text-properties fo:font-style="italic" fo:font-weight="normal" fo:background-color="transparent" loext:char-shading-value="0" style:font-style-asian="italic" style:font-weight-asian="normal" style:font-style-complex="italic" style:font-weight-complex="normal"/>
    </style:style>
    <style:style style:name="T8" style:family="text">
      <style:text-properties fo:font-style="italic" fo:background-color="transparent" loext:char-shading-value="0" style:font-style-asian="italic" style:font-style-complex="italic"/>
    </style:style>
    <style:style style:name="T9" style:family="text">
      <style:text-properties fo:language="ca" fo:country="ES" fo:font-style="normal" fo:font-weight="normal" style:font-style-asian="normal" style:font-weight-asian="normal" style:font-style-complex="normal" style:font-weight-complex="normal"/>
    </style:style>
    <style:style style:name="T10" style:family="text">
      <style:text-properties fo:language="ca" fo:country="ES" fo:font-style="normal" fo:font-weight="normal" fo:background-color="transparent" loext:char-shading-value="0"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fo:background-color="transparent" loext:char-shading-value="0" style:font-weight-asian="bold" style:font-weight-complex="bold"/>
    </style:style>
    <style:style style:name="T15" style:family="text">
      <style:text-properties style:font-name="Verdana" fo:font-size="10.5pt" fo:font-style="normal" style:font-size-asian="10.5pt" style:font-style-asian="normal" style:font-style-complex="normal"/>
    </style:style>
    <style:style style:name="T16" style:family="text">
      <style:text-properties style:font-name="Verdana" fo:font-size="10.5pt" fo:font-style="normal" fo:font-weight="bold" style:font-size-asian="10.5pt" style:font-style-asian="normal" style:font-weight-asian="bold" style:font-style-complex="normal" style:font-weight-complex="bold"/>
    </style:style>
    <style:style style:name="T17" style:family="text">
      <style:text-properties style:font-name="Verdana" fo:font-size="10.5pt" fo:font-style="normal" fo:font-weight="bold" fo:background-color="transparent" loext:char-shading-value="0" style:font-size-asian="10.5pt" style:font-style-asian="normal" style:font-weight-asian="bold" style:font-style-complex="normal" style:font-weight-complex="bold"/>
    </style:style>
    <style:style style:name="T18" style:family="text">
      <style:text-properties style:font-name="Verdana" fo:font-size="10.5pt" fo:font-style="normal" fo:background-color="transparent" loext:char-shading-value="0" style:font-size-asian="10.5pt" style:font-style-asian="normal" style:font-style-complex="normal"/>
    </style:style>
    <style:style style:name="T19" style:family="text">
      <style:text-properties style:font-name="Verdana" fo:font-size="10.5pt" officeooo:rsid="0149f716" fo:background-color="transparent" loext:char-shading-value="0" style:font-size-asian="10.5pt"/>
    </style:style>
    <style:style style:name="T20" style:family="text">
      <style:text-properties style:font-name="Verdana" fo:font-size="10.5pt" style:font-size-asian="10.5pt"/>
    </style:style>
    <style:style style:name="T21" style:family="text">
      <style:text-properties style:font-name="Verdana" fo:font-size="10.5pt" fo:font-style="italic" style:font-size-asian="10.5pt"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0af01a" style:font-style-asian="normal" style:font-style-complex="normal"/>
    </style:style>
    <style:style style:name="T24" style:family="text">
      <style:text-properties fo:font-style="normal" fo:font-weight="bold" fo:background-color="transparent" loext:char-shading-value="0" style:font-style-asian="normal" style:font-weight-asian="bold" style:font-style-complex="normal" style:font-weight-complex="bold"/>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000a59c8" fo:background-color="transparent" loext:char-shading-value="0" style:font-style-asian="normal" style:font-style-complex="normal"/>
    </style:style>
    <style:style style:name="T27" style:family="text">
      <style:text-properties fo:font-style="normal" officeooo:rsid="014c484e" fo:background-color="transparent" loext:char-shading-value="0" style:font-style-asian="normal" style:font-style-complex="normal"/>
    </style:style>
    <style:style style:name="T28" style:family="text">
      <style:text-properties fo:font-style="normal" fo:font-weight="normal" fo:background-color="transparent" loext:char-shading-value="0" style:font-style-asian="normal" style:font-weight-asian="normal" style:font-style-complex="normal" style:font-weight-complex="normal"/>
    </style:style>
    <style:style style:name="T29" style:family="text">
      <style:text-properties fo:background-color="transparent" loext:char-shading-value="0"/>
    </style:style>
    <style:style style:name="T30" style:family="text">
      <style:text-properties officeooo:rsid="000d0689" fo:background-color="transparent" loext:char-shading-value="0"/>
    </style:style>
    <style:style style:name="T31" style:family="text">
      <style:text-properties officeooo:rsid="0148d5ac" fo:background-color="transparent" loext:char-shading-value="0"/>
    </style:style>
    <style:style style:name="T32" style:family="text">
      <style:text-properties officeooo:rsid="000a59c8" fo:background-color="transparent" loext:char-shading-value="0"/>
    </style:style>
    <style:style style:name="T33" style:family="text">
      <style:text-properties officeooo:rsid="000d0689"/>
    </style:style>
    <style:style style:name="T34" style:family="text">
      <style:text-properties style:font-name="FreeMono" fo:font-style="normal" fo:font-weight="bold" fo:background-color="transparent" loext:char-shading-value="0" style:font-style-asian="normal" style:font-weight-asian="bold" style:font-style-complex="normal" style:font-weight-complex="bold"/>
    </style:style>
    <style:style style:name="T35" style:family="text">
      <style:text-properties style:font-name="FreeMono" fo:font-style="normal" fo:background-color="transparent" loext:char-shading-value="0" style:font-style-asian="normal" style:font-style-complex="normal"/>
    </style:style>
    <style:style style:name="T36" style:family="text">
      <style:text-properties style:font-name="FreeMono" fo:font-style="normal" fo:font-weight="normal" fo:background-color="transparent" loext:char-shading-value="0" style:font-style-asian="normal" style:font-weight-asian="normal" style:font-style-complex="normal" style:font-weight-complex="normal"/>
    </style:style>
    <style:style style:name="T37" style:family="text">
      <style:text-properties fo:color="#00008b" style:font-name="FreeMono" fo:font-weight="normal"/>
    </style:style>
    <style:style style:name="T38" style:family="text">
      <style:text-properties fo:color="#00008b" style:font-name="FreeMono" fo:font-weight="normal" officeooo:rsid="0146f56e"/>
    </style:style>
    <style:style style:name="T39" style:family="text">
      <style:text-properties fo:color="#00008b" style:font-name="FreeMono" fo:font-weight="normal" fo:background-color="transparent" loext:char-shading-value="0" style:font-weight-asian="normal" style:font-weight-complex="normal"/>
    </style:style>
    <style:style style:name="T40" style:family="text">
      <style:text-properties fo:color="#00008b" style:font-name="FreeMono" fo:font-weight="normal" officeooo:rsid="014c551f" fo:background-color="transparent" loext:char-shading-value="0" style:font-weight-asian="normal" style:font-weight-complex="normal"/>
    </style:style>
    <style:style style:name="T41" style:family="text">
      <style:text-properties fo:color="#00008b" style:font-name="FreeMono" fo:font-size="10.5pt" fo:font-weight="normal" fo:background-color="transparent" loext:char-shading-value="0" style:font-size-asian="10.5pt" style:font-weight-asian="normal" style:font-weight-complex="normal"/>
    </style:style>
    <style:style style:name="T42" style:family="text">
      <style:text-properties fo:color="#00008b" style:font-name="FreeMono" fo:font-size="10.5pt" fo:font-weight="normal" officeooo:rsid="014c551f" fo:background-color="transparent" loext:char-shading-value="0" style:font-size-asian="10.5pt" style:font-weight-asian="normal" style:font-weight-complex="normal"/>
    </style:style>
    <style:style style:name="T43" style:family="text">
      <style:text-properties fo:color="#00008b" style:font-name="FreeMono" fo:font-size="10.5pt" fo:font-weight="normal" style:font-size-asian="10.5pt"/>
    </style:style>
    <style:style style:name="T44" style:family="text">
      <style:text-properties fo:color="#00008b" style:font-name="FreeMono" fo:font-size="10.5pt" fo:font-weight="normal" officeooo:rsid="0146f56e" style:font-size-asian="10.5pt"/>
    </style:style>
    <style:style style:name="T45" style:family="text">
      <style:text-properties fo:color="#00008b" style:font-name="FreeMono" fo:font-size="10.5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color="#00008b" style:font-name="FreeMono" fo:font-size="10.5pt" fo:font-style="normal" fo:font-weight="normal" officeooo:rsid="014c484e"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color="#00008b" style:font-name="FreeMono" fo:font-style="normal" fo:font-weight="normal" fo:background-color="transparent" loext:char-shading-value="0" style:font-style-asian="normal" style:font-weight-asian="normal" style:font-style-complex="normal" style:font-weight-complex="normal"/>
    </style:style>
    <style:style style:name="T48" style:family="text">
      <style:text-properties fo:color="#00008b" style:font-name="Verdana" fo:font-size="10.5pt" fo:font-weight="normal" style:font-size-asian="10.5pt" style:font-weight-asian="normal" style:font-weight-complex="normal"/>
    </style:style>
    <style:style style:name="T49" style:family="text">
      <style:text-properties style:use-window-font-color="true" style:font-name="Verdana" fo:font-size="10.5pt" fo:font-style="normal" fo:font-weight="normal" style:font-size-asian="10.5pt" style:font-style-asian="normal" style:font-style-complex="normal"/>
    </style:style>
    <style:style style:name="T50" style:family="text">
      <style:text-properties style:use-window-font-color="true" style:font-name="Verdana" fo:font-size="10.5pt" fo:font-style="normal" fo:font-weight="normal" fo:background-color="transparent" loext:char-shading-value="0" style:font-size-asian="10.5pt" style:font-style-asian="normal" style:font-weight-asian="normal" style:font-style-complex="normal" style:font-weight-complex="normal"/>
    </style:style>
    <style:style style:name="T51" style:family="text">
      <style:text-properties fo:color="#000000" style:font-name="monospace" fo:font-size="10.5pt" fo:font-style="normal" fo:background-color="#ffffff" loext:char-shading-value="0" style:font-size-asian="10.5pt" style:font-style-asian="normal" style:font-style-complex="normal"/>
    </style:style>
    <style:style style:name="T52" style:family="text">
      <style:text-properties fo:color="#000000" style:font-name="monospace" fo:font-size="10.5pt" fo:font-style="normal" fo:background-color="#ffffff" loext:char-shading-value="0" style:font-size-asian="10.5pt" style:font-style-asian="normal" style:font-weight-asian="bold" style:font-style-complex="normal" style:font-weight-complex="bold"/>
    </style:style>
    <style:style style:name="T53" style:family="text">
      <style:text-properties style:font-name="monospace" fo:font-size="10.5pt" fo:font-style="normal" fo:background-color="transparent" loext:char-shading-value="0" style:font-size-asian="10.5pt" style:font-style-asian="normal" style:font-style-complex="normal"/>
    </style:style>
    <style:style style:name="T54" style:family="text">
      <style:text-properties style:font-name="Bitstream Vera Sans Mono" fo:font-size="10.5pt" fo:font-style="normal" fo:font-weight="bold" style:font-name-asian="Bitstream Vera Sans Mono" style:font-size-asian="10.5pt" style:font-style-asian="normal" style:font-weight-asian="bold" style:font-name-complex="Bitstream Vera Sans Mono" style:font-style-complex="normal" style:font-weight-complex="bold"/>
    </style:style>
    <style:style style:name="T55" style:family="text">
      <style:text-properties style:font-name="Bitstream Vera Sans Mono1" fo:font-size="10.5pt" fo:font-style="normal" fo:font-weight="bold" style:font-size-asian="10.5pt" style:font-style-asian="normal" style:font-weight-asian="bold" style:font-style-complex="normal" style:font-weight-complex="bold"/>
    </style:style>
    <style:style style:name="T56" style:family="text">
      <style:text-properties style:font-name="Bitstream Vera Sans Mono1" fo:font-size="10.5pt" fo:font-style="normal" fo:font-weight="bold" officeooo:rsid="014b48f4" style:font-size-asian="10.5pt" style:font-style-asian="normal" style:font-weight-asian="bold" style:font-style-complex="normal" style:font-weight-complex="bold"/>
    </style:style>
    <style:style style:name="T57" style:family="text">
      <style:text-properties style:font-name="BAAAAA+TimesNewRomanPS-BoldMT" style:font-name-asian="BAAAAA+TimesNewRomanPS-BoldMT" style:font-name-complex="BAAAAA+TimesNewRomanPS-BoldMT"/>
    </style:style>
    <style:style style:name="T58" style:family="text">
      <style:text-properties fo:language="en" fo:country="GB" fo:background-color="transparent" loext:char-shading-value="0"/>
    </style:style>
    <style:style style:name="T59" style:family="text">
      <style:text-properties style:font-name="EAAAAA+TimesNewRomanPSMT" fo:font-size="12pt" fo:font-style="normal" fo:background-color="transparent" loext:char-shading-value="0" style:font-name-asian="EAAAAA+TimesNewRomanPSMT" style:font-size-asian="12pt" style:font-style-asian="normal" style:font-name-complex="EAAAAA+TimesNewRomanPSMT" style:font-size-complex="12pt" style:font-style-complex="normal"/>
    </style:style>
    <style:style style:name="T60" style:family="text">
      <style:text-properties fo:color="#800000" style:font-name="DejaVu Sans Mono" fo:font-size="32pt" fo:font-style="normal" style:font-size-asian="24pt" style:font-style-asian="normal" style:font-size-complex="32pt" style:font-style-complex="normal"/>
    </style:style>
    <style:style style:name="T61" style:family="text">
      <style:text-properties fo:color="#800000" style:font-name="DejaVu Sans Mono" fo:font-size="32pt" fo:font-style="normal" style:font-size-asian="32pt" style:font-style-asian="normal" style:font-size-complex="32pt" style:font-style-complex="normal"/>
    </style:style>
    <style:style style:name="fr1" style:family="graphic" style:parent-style-name="Frame">
      <style:graphic-properties style:vertical-pos="from-top" style:vertical-rel="paragraph" style:horizontal-pos="from-left" style:horizontal-rel="paragraph" fo:background-color="#cfe7f5" style:background-transparency="80%" draw:fill="solid" draw:fill-color="#cfe7f5" draw:opacity="20%" fo:padding="0.15cm" fo:border-left="none" fo:border-right="none" fo:border-top="0.06pt solid #000000" fo:border-bottom="0.06pt solid #000000"/>
    </style:style>
    <style:style style:name="Sect1" style:family="section">
      <style:section-properties fo:background-color="#f0fff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2cm" svg:stroke-color="#800000" draw:marker-start-width="0.508cm" draw:marker-end-width="0.508cm" draw:fill="solid" draw:fill-color="#ffffff" draw:textarea-horizontal-align="justify" draw:textarea-vertical-align="middle" draw:auto-grow-height="fals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1cm" svg:stroke-color="#8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8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1cm" svg:stroke-color="#800000" draw:textarea-horizontal-align="center" draw:textarea-vertical-align="middle" fo:padding-top="0.019cm" fo:padding-bottom="0.019cm" fo:padding-left="0.019cm" fo:padding-right="0.01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text:p text:style-name="P12"><draw:custom-shape text:anchor-type="paragraph" draw:z-index="29" draw:name="Forma16" draw:style-name="gr2" draw:text-style-name="P62" svg:width="17.883cm" svg:height="23.893cm" svg:x="-0.561cm" svg:y="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0" draw:name="Forma17" draw:style-name="gr1" draw:text-style-name="P61" svg:width="16.961cm" svg:height="6.573cm" svg:x="0.044cm" svg:y="6.512cm"><draw:text-box><text:p text:style-name="P60"><text:span text:style-name="T60">ADSO</text:span></text:p><text:p text:style-name="P60"><text:span text:style-name="T60">Training</text:span><text:span text:style-name="T61"> 5</text:span></text:p><text:p text:style-name="P60"><text:span text:style-name="T61"/></text:p><text:p text:style-name="P60"><text:span text:style-name="T61">Manteniment del sistema de fitxers</text:span></text:p></draw:text-box></draw:frame></text:p>
      <text:table-of-content text:style-name="Sect1" text:name="Sumario1">
        <text:table-of-content-source text:outline-level="10" text:use-index-marks="false" text:use-index-source-styles="true">
          <text:index-title-template text:style-name="Contents_20_Heading">Índex</text:index-title-template>
          <text:table-of-content-entry-template text:outline-level="1" text:style-name="Index">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List_20_Paragraph">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List_20_Paragraph">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btitl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Pregunta">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6"/>
          </text:index-source-styles>
        </text:table-of-content-source>
        <text:index-body>
          <text:index-title text:style-name="Sect2" text:name="Sumario1_Head">
            <text:p text:style-name="P13">Índex</text:p>
          </text:index-title>
          <text:p text:style-name="P9"><text:a xlink:type="simple" xlink:href="#__RefHeading__1858_1238089771" text:style-name="Index_20_Link" text:visited-style-name="Index_20_Link">1. Introducció<text:tab/>2</text:a></text:p>
          <text:p text:style-name="P10"><text:a xlink:type="simple" xlink:href="#__RefHeading___Toc4115_3402707653" text:style-name="Index_20_Link" text:visited-style-name="Index_20_Link">1.1. Objectiu<text:tab/>3</text:a></text:p>
          <text:p text:style-name="P9"><text:a xlink:type="simple" xlink:href="#__RefHeading___Toc4117_3402707653" text:style-name="Index_20_Link" text:visited-style-name="Index_20_Link">2. Abans de començar<text:tab/>3</text:a></text:p>
          <text:p text:style-name="P9"><text:a xlink:type="simple" xlink:href="#__RefHeading___Toc4119_3402707653" text:style-name="Index_20_Link" text:visited-style-name="Index_20_Link">3. Partició per emmagatzemar les còpies de seguretat.<text:tab/>3</text:a></text:p>
          <text:p text:style-name="P10"><text:a xlink:type="simple" xlink:href="#__RefHeading___Toc4121_3402707653" text:style-name="Index_20_Link" text:visited-style-name="Index_20_Link"><text:span text:style-name="T22">Quina modificació és necessària fer perquè aquesta nova partició es munti automàticament durant el boot amb mode de només lectura?</text:span></text:a><text:a xlink:type="simple" xlink:href="#__RefHeading___Toc4121_3402707653" text:style-name="Index_20_Link" text:visited-style-name="Index_20_Link"><text:tab/>4</text:a></text:p>
          <text:p text:style-name="P9"><text:a xlink:type="simple" xlink:href="#__RefHeading___Toc4123_3402707653" text:style-name="Index_20_Link" text:visited-style-name="Index_20_Link">3. Realització de còpies amb TAR<text:tab/>4</text:a></text:p>
          <text:p text:style-name="P10"><text:a xlink:type="simple" xlink:href="#__RefHeading___Toc4125_3402707653" text:style-name="Index_20_Link" text:visited-style-name="Index_20_Link">3.1. Realització de còpies completes<text:tab/>4</text:a></text:p>
          <text:p text:style-name="P10"><text:a xlink:type="simple" xlink:href="#__RefHeading___Toc4127_3402707653" text:style-name="Index_20_Link" text:visited-style-name="Index_20_Link">3.2. Realització de còpies incrementals<text:tab/>6</text:a></text:p>
          <text:p text:style-name="P10"><text:a xlink:type="simple" xlink:href="#__RefHeading___Toc4129_3402707653" text:style-name="Index_20_Link" text:visited-style-name="Index_20_Link">3.3. Restauració d'una còpia de seguretat<text:tab/>8</text:a></text:p>
          <text:p text:style-name="P10"><text:a xlink:type="simple" xlink:href="#__RefHeading___Toc4131_3402707653" text:style-name="Index_20_Link" text:visited-style-name="Index_20_Link">3.4. Restauració d'un fragment<text:tab/>9</text:a></text:p>
          <text:p text:style-name="P9"><text:a xlink:type="simple" xlink:href="#__RefHeading___Toc4133_3402707653" text:style-name="Index_20_Link" text:visited-style-name="Index_20_Link">4. </text:a><text:a xlink:type="simple" xlink:href="#__RefHeading___Toc4133_3402707653" text:style-name="Index_20_Link" text:visited-style-name="Index_20_Link"><text:span text:style-name="T22">Realització de còpies usant RSYNC</text:span></text:a><text:a xlink:type="simple" xlink:href="#__RefHeading___Toc4133_3402707653" text:style-name="Index_20_Link" text:visited-style-name="Index_20_Link"><text:tab/>9</text:a></text:p>
          <text:p text:style-name="P10"><text:a xlink:type="simple" xlink:href="#__RefHeading___Toc4135_3402707653" text:style-name="Index_20_Link" text:visited-style-name="Index_20_Link">4.1. Realització de backups a través d'una xarxa<text:tab/>10</text:a></text:p>
          <text:p text:style-name="P10"><text:a xlink:type="simple" xlink:href="#__RefHeading___Toc4137_3402707653" text:style-name="Index_20_Link" text:visited-style-name="Index_20_Link"><text:span text:style-name="T22">$ </text:span></text:a><text:a xlink:type="simple" xlink:href="#__RefHeading___Toc4137_3402707653" text:style-name="Index_20_Link" text:visited-style-name="Index_20_Link"><text:span text:style-name="T22">echo “nou arxiu” &gt; /root/arxiu_nou.txt</text:span></text:a><text:a xlink:type="simple" xlink:href="#__RefHeading___Toc4137_3402707653" text:style-name="Index_20_Link" text:visited-style-name="Index_20_Link"><text:tab/>10</text:a></text:p>
          <text:p text:style-name="P10"><text:a xlink:type="simple" xlink:href="#__RefHeading___Toc4139_3402707653" text:style-name="Index_20_Link" text:visited-style-name="Index_20_Link">4.2. Realització de còpies incrementals inverses<text:tab/>11</text:a></text:p>
          <text:p text:style-name="P10"><text:a xlink:type="simple" xlink:href="#__RefHeading___Toc4141_3402707653" text:style-name="Index_20_Link" text:visited-style-name="Index_20_Link">4.3. Realització de còpies incrementals inverses tipus snapshot<text:tab/>13</text:a></text:p>
          <text:p text:style-name="P10"><text:a xlink:type="simple" xlink:href="#__RefHeading___Toc4143_3402707653" text:style-name="Index_20_Link" text:visited-style-name="Index_20_Link">Repàs d'enllaços durs<text:tab/>13</text:a></text:p>
          <text:p text:style-name="P10"><text:a xlink:type="simple" xlink:href="#__RefHeading___Toc4145_3402707653" text:style-name="Index_20_Link" text:visited-style-name="Index_20_Link"><text:s/>4.3.1 <text:s/>Backups tipus “snapshot” amb rsync i cp -al<text:tab/>14</text:a></text:p>
          <text:p text:style-name="P10"><text:a xlink:type="simple" xlink:href="#__RefHeading___Toc4147_3402707653" text:style-name="Index_20_Link" text:visited-style-name="Index_20_Link">4.4. Script per fer backups tipus snapshot<text:tab/>15</text:a></text:p>
          <text:p text:style-name="P9"><text:a xlink:type="simple" xlink:href="#__RefHeading___Toc4149_3402707653" text:style-name="Index_20_Link" text:visited-style-name="Index_20_Link">5. Referències<text:tab/>17</text:a></text:p>
          <text:p text:style-name="P9"><text:a xlink:type="simple" xlink:href="#__RefHeading___Toc4151_3402707653" text:style-name="Index_20_Link" text:visited-style-name="Index_20_Link">6. </text:a><text:a xlink:type="simple" xlink:href="#__RefHeading___Toc4151_3402707653" text:style-name="Index_20_Link" text:visited-style-name="Index_20_Link"><text:span text:style-name="T22">Apèndix. Codi de l'script per còpies tipus snapshot</text:span></text:a><text:a xlink:type="simple" xlink:href="#__RefHeading___Toc4151_3402707653" text:style-name="Index_20_Link" text:visited-style-name="Index_20_Link"><text:tab/>17</text:a></text:p>
        </text:index-body>
      </text:table-of-content>
      <text:h text:style-name="P19" text:outline-level="1" text:is-list-header="true"/>
      <text:p text:style-name="P7"/>
      <text:h text:style-name="P19" text:outline-level="1"><text:bookmark-start text:name="__RefHeading__1858_1238089771"/>Introducció<text:bookmark-end text:name="__RefHeading__1858_1238089771"/></text:h>
      <text:p text:style-name="P41">Una de les tasques més importants de l'administrador de sistemes és la realització de còpies de seguretat que permeten restaurar el sistema complet en una quantitat acceptable de temps quan es produeix una fallada del sistema amb pèrdua de dades. Aquestes pèrdues poden ser degudes a múltiples factors com poden ser fallades de hardware, de software, accions humanes (accidentals o premeditades) o desastres naturals .</text:p>
      <text:p text:style-name="P41">Abans de començar a realitzar còpies de seguretat l'administrador del sistema ha de decidir una política tenint en compte aspectes com:</text:p>
      <text:list xml:id="list128680951" text:style-name="L4">
        <text:list-item>
          <text:p text:style-name="P42">Seleccionar el tipus correcte de medi físic per fer les còpies de seguretat tenint en compte la grandària, el cost, la velocitat, la disponibilitat, l'usabilitat i la confiabilitat. </text:p>
        </text:list-item>
        <text:list-item>
          <text:p text:style-name="P42">Decidir quins fitxers necessiten una còpia de seguretat i on són aquest fitxers. Són més importants el fitxers de configuració del sistema i els fitxers dels usuaris (normalment ubicats a /etc i /home respectivament) que el fitxers temporals o els binaris del sistema (/tmp i /bin)</text:p>
        </text:list-item>
        <text:list-item>
          <text:p text:style-name="P42">Decidir la freqüència i el tipus de planificació de les còpies de seguretat. Això <text:span text:style-name="T33">depén</text:span> de la variabilitat de les dades. Una base de dades pot necessitar múltiples copies de seguretat diàries, mentre que un servidor web pot requerir només una copia diària i altres sistemes de fitxers poden requerir només una copia setmanal.</text:p>
        </text:list-item>
        <text:list-item>
          <text:p text:style-name="P42">Analitzar altres aspectes com: on s'han d'emmagatzemar les còpies, per quan temps s'han de mantenir i amb quina rapidesa es necessita poder recuperar cada tipus de fitxer.</text:p>
          <text:list>
            <text:list-header>
              <text:p text:style-name="P56">Utilitzant tota la informació anterior es pot decidir finalment una estratègia de còpies de seguretat. Això inclou decidir la freqüència de les còpies i el tipus. Una estratègia comú es fer copies completes i còpies incrementals. D'aquesta manera es pot disminuir el temps i la grandària de les transferències de dades de les còpies però també s'incrementa la complexitat de la restauració de les dades. </text:p>
              <text:p text:style-name="P56">Una estratègia típica consisteix en realitzar còpies completes (també conegudes com de nivell 0) setmanalment i còpies incrementals (conegudes com de nivell 1 o més gran) diàriament. Si el <text:soft-page-break/>grau de variabilitat dels fitxers és molt gran es pot modificar l'anterior model setmanal per un model mensual on cada més es realitza una còpia de nivell 0, cada setmana una copia de nivell 1 (incremental setmanal sobre el nivell 0) i cada dia es fa una còpia de nivell 2 (incremental diari sobre el nivell 1). <text:tab/></text:p>
            </text:list-header>
          </text:list>
        </text:list-item>
      </text:list>
      <text:p text:style-name="P47"><text:span text:style-name="T29">Per últim s'han de decidir les eines més adequades per implementar l'estratègia de còpies de seguretat que s'ha dissenyat. </text:span><text:span text:style-name="T30">Com a primer pas en aquest objectiu</text:span><text:span text:style-name="T29"> usarem el mateix disc dur com medi físic per fer les còpies de seguretat tot i que no és el més convenient habitualment a causa del alt risc de que una pèrdua de dades del disc afecti també a les còpies de seguretat. Per fer les còpies utilitzarem dos tipus diferents d'aplicacions de còpia de seguretat: </text:span><text:span text:style-name="User_20_Entry"><text:span text:style-name="T14">tar</text:span></text:span><text:span text:style-name="T29">, que realitza les còpies a través del sistema de fitxers i </text:span><text:span text:style-name="User_20_Entry"><text:span text:style-name="T14">rsync</text:span></text:span><text:span text:style-name="T29"> que permet sincronitzar discs amb moltes opcions de configuració i per tant permet implementar diferent estratègies de còpies de seguretat.</text:span></text:p>
      <text:h text:style-name="Heading_20_2" text:outline-level="2"><text:bookmark-start text:name="__RefHeading___Toc4115_3402707653"/>Objectiu<text:bookmark-end text:name="__RefHeading___Toc4115_3402707653"/></text:h>
      <text:p text:style-name="P49"><text:span text:style-name="Strong_20_Emphasis"><text:span text:style-name="T9">Aprendre a dissenyar i implementar sistemes de còpies de seguretat tot utilitzant eines bàsiques de UNIX.</text:span></text:span></text:p>
      <text:p text:style-name="P49"><text:span text:style-name="Strong_20_Emphasis"><text:span text:style-name="T10"/></text:span></text:p>
      <text:h text:style-name="Heading_20_1" text:outline-level="1"><text:bookmark-start text:name="__RefHeading___Toc4117_3402707653"/><text:span text:style-name="Strong_20_Emphasis">Abans de començar</text:span><text:bookmark-end text:name="__RefHeading___Toc4117_3402707653"/></text:h>
      <text:p text:style-name="Text_20_body"><text:span text:style-name="Strong_20_Emphasis"><text:span text:style-name="T11">contesteu les següents preguntes abans de començar:</text:span></text:span></text:p>
      <text:list xml:id="list909854008" text:style-name="L5">
        <text:list-item>
          <text:p text:style-name="P43"><text:span text:style-name="Strong_20_Emphasis"><text:span text:style-name="T11">Com es pot empaquetar i desempaquetar un(s) fitxer(s) utilitzant la comanda tar?</text:span></text:span></text:p>
        </text:list-item>
        <text:list-item>
          <text:p text:style-name="P43"><text:span text:style-name="Strong_20_Emphasis"><text:span text:style-name="T11">Què és un enllaç dur (hard link)? I quina diferència hi ha entre fer una còpia (cp file_a file_b) i fer un hard link (ln file_a file_b)?</text:span></text:span></text:p>
        </text:list-item>
        <text:list-item>
          <text:h text:style-name="P21" text:outline-level="1"><draw:frame draw:style-name="fr1" draw:name="Marco1" text:anchor-type="paragraph" svg:x="0.249cm" svg:y="0.229cm" svg:width="16.663cm" draw:z-index="31"><draw:text-box fo:min-height="1.709cm"><text:p text:style-name="Frame_20_contents"/></draw:text-box></draw:frame><text:bookmark-start text:name="__RefHeading___Toc4119_3402707653"/><text:span text:style-name="Strong_20_Emphasis">Partició per emmagatzemar les còpies de seguretat.</text:span><text:bookmark-end text:name="__RefHeading___Toc4119_3402707653"/></text:h>
        </text:list-item>
      </text:list>
      <text:p text:style-name="P50">Creeu una nova partició a l'espai lliure que teniu al disc i doneu-li format extended3. Munteu aquesta partició sobre el directori /backup de forma que tan sols root tingui permisos d'accés. La <text:soft-page-break/>resta d'usuaris no han de tenir ni tan sols permís de lectura al directori ja que el contingut de les còpies de seguretat podria ser informació confidencial. </text:p>
      <text:p text:style-name="P50">Quines comandes heu utilitzat per crear la partició, donar format al sistema de fitxers, muntar la partició i canviar els permisos del directori backup?</text:p>
      <text:p text:style-name="P50"><draw:frame draw:style-name="fr1" draw:name="Marco2" text:anchor-type="paragraph" svg:x="0.249cm" svg:y="0.219cm" svg:width="16.663cm" draw:z-index="32"><draw:text-box fo:min-height="1.709cm"><text:p text:style-name="Frame_20_contents"/></draw:text-box></draw:frame></text:p>
      <text:p text:style-name="P50"/>
      <text:p text:style-name="P50"/>
      <text:p text:style-name="P48">Per afegir més proteccions a aquest directori es pot muntar en mode de escriptura només quan s'escriguin els backups i la resta del temps muntar-lo en mode de només lectura. Normalment, s'hauria de desmuntar i tornar a muntar canviant les opcions per defecte. Però és possible canviar les opcions d'una partició sense desmuntar-la si feu servir l'opció <text:span text:style-name="T5">remount</text:span>.</text:p>
      <text:p text:style-name="P50">Muntar només per lectura:</text:p>
      <text:p text:style-name="P50"><text:span text:style-name="User_20_Entry"><text:span text:style-name="T44">$ </text:span></text:span><text:span text:style-name="User_20_Entry"><text:span text:style-name="T43">mount -o remount,ro /dev/usb4 /backup</text:span></text:span></text:p>
      <text:p text:style-name="P49"><text:span text:style-name="User_20_Entry"><text:span text:style-name="T48">M</text:span></text:span><text:span text:style-name="T20">untar </text:span>per lectura i escriptura: </text:p>
      <text:p text:style-name="P50"><text:span text:style-name="User_20_Entry"><text:span text:style-name="T38">$ </text:span></text:span><text:span text:style-name="User_20_Entry"><text:span text:style-name="T37">mount -o remount,rw /dev/usb4 /backup</text:span></text:span></text:p>
      <text:h text:style-name="P27" text:outline-level="2" text:is-list-header="true"><text:bookmark-start text:name="__RefHeading___Toc4121_3402707653"/><text:span text:style-name="User_20_Entry"><text:span text:style-name="T49">Quina modificació és necessària fer perquè aquesta nova partició es munti automàticament durant el boot amb mode de només lectura?</text:span></text:span><text:bookmark-end text:name="__RefHeading___Toc4121_3402707653"/></text:h>
      <text:p text:style-name="P52"><draw:frame draw:style-name="fr1" draw:name="Marco3" text:anchor-type="paragraph" svg:x="0.249cm" svg:y="0.219cm" svg:width="16.663cm" draw:z-index="33"><draw:text-box fo:min-height="1.709cm"><text:p text:style-name="Frame_20_contents"/></draw:text-box></draw:frame><text:span text:style-name="User_20_Entry"><text:span text:style-name="T50"/></text:span></text:p>
      <text:p text:style-name="P52"><text:span text:style-name="User_20_Entry"><text:span text:style-name="T50"/></text:span></text:p>
      <text:p text:style-name="P52"><text:span text:style-name="User_20_Entry"><text:span text:style-name="T50"/></text:span></text:p>
      <text:h text:style-name="P23" text:outline-level="1"><text:bookmark-start text:name="__RefHeading___Toc4123_3402707653"/>Realització de còpies amb TAR<text:bookmark-end text:name="__RefHeading___Toc4123_3402707653"/></text:h>
      <text:h text:style-name="P28" text:outline-level="2"><text:bookmark-start text:name="__RefHeading___Toc4125_3402707653"/>Realització de còpies completes<text:bookmark-end text:name="__RefHeading___Toc4125_3402707653"/></text:h>
      <text:p text:style-name="Text_20_body"><text:span text:style-name="T29">Realitzeu una còpia completa del directori /root (comproveu que existeixen fitxers en aquest directori) amb la comanda </text:span><text:span text:style-name="User_20_Entry"><text:span text:style-name="T14">tar</text:span></text:span><text:span text:style-name="T29">. Useu noms significatius per als fitxers de </text:span><text:span text:style-name="T8">backup</text:span><text:span text:style-name="T29">: feu que el nom del fitxer tingui informació sobre el contingut del fitxer, la data i hora en que es va fer la còpia, i si </text:span><text:soft-page-break/><text:span text:style-name="T29">la còpia és completa o incremental, i el nivell de la còpia (0, 1, ...).</text:span></text:p>
      <text:p text:style-name="Text_20_body"><draw:frame draw:style-name="fr1" draw:name="Marco4" text:anchor-type="paragraph" svg:x="0.249cm" svg:y="0.219cm" svg:width="16.663cm" draw:z-index="34"><draw:text-box fo:min-height="1.709cm"><text:p text:style-name="Frame_20_contents"/></draw:text-box></draw:frame><text:span text:style-name="T29">Com es pot fer perquè el nom del fitxer de </text:span><text:span text:style-name="T8">backup</text:span><text:span text:style-name="T29"> inclogui automàticament la data del </text:span><text:span text:style-name="T8">backup</text:span><text:span text:style-name="T29">? per exemple que sigui backup-etc-nivell0-20</text:span><text:span text:style-name="T31">21</text:span><text:span text:style-name="T29">12041030 (any mes dia hora minut segon). Utilitza la comanda </text:span><text:span text:style-name="User_20_Entry"><text:span text:style-name="T14">date.</text:span></text:span></text:p>
      <text:p text:style-name="Text_20_body"><draw:frame draw:style-name="fr1" draw:name="Marco5" text:anchor-type="paragraph" svg:x="0.249cm" svg:y="0.219cm" svg:width="16.663cm" draw:z-index="35"><draw:text-box fo:min-height="1.709cm"><text:p text:style-name="Frame_20_contents"/></draw:text-box></draw:frame>Quina comanda heu fet servir per fer la còpia completa del directori /etc?</text:p>
      <text:p text:style-name="Text_20_body"><draw:frame draw:style-name="fr1" draw:name="Marco6" text:anchor-type="paragraph" svg:x="0.249cm" svg:y="0.219cm" svg:width="16.663cm" draw:z-index="36"><draw:text-box fo:min-height="1.709cm"><text:p text:style-name="Frame_20_contents"/></draw:text-box></draw:frame>Per què no és aconsellable comprimir el fitxer de <text:span text:style-name="T4">backup?</text:span></text:p>
      <text:p text:style-name="P37"><draw:frame draw:style-name="fr1" draw:name="Marco7" text:anchor-type="paragraph" svg:x="0.249cm" svg:y="0.219cm" svg:width="16.663cm" draw:z-index="37"><draw:text-box fo:min-height="1.709cm"><text:p text:style-name="Frame_20_contents"/></draw:text-box></draw:frame><text:span text:style-name="T22">Si volguéssim comprimir el fitxer de </text:span><text:span text:style-name="T4">backup</text:span><text:span text:style-name="T22"> quina opció afegiríem a la comanda tar?</text:span></text:p>
      <text:p text:style-name="P49"><draw:frame draw:style-name="fr1" draw:name="Marco8" text:anchor-type="paragraph" svg:x="0.249cm" svg:y="0.219cm" svg:width="16.663cm" draw:z-index="38"><draw:text-box fo:min-height="1.709cm"><text:p text:style-name="Frame_20_contents"/></draw:text-box></draw:frame>A vegades quan es realitza la còpia completa es requereix excloure certs fitxers. Per això es pot construir un fitxer amb una llista de fitxers que no haurien de ser al <text:span text:style-name="T4">backup.</text:span></text:p>
      <text:p text:style-name="Text_20_body"><text:span text:style-name="T15">Feu de nou la copia completa però aquesta ocasió excloent el fitxers que siguin al fitxer </text:span><text:span text:style-name="T21">excludes</text:span><text:span text:style-name="T15">. (poseu el nom d'alguns fitxers al fitxer </text:span><text:span text:style-name="T21">excludes). </text:span><text:span text:style-name="T15">Quina opció de </text:span><text:span text:style-name="T16">tar</text:span><text:span text:style-name="T15"> permet excloure un llistat de fitxers del </text:span><text:span text:style-name="T21">backup</text:span><text:span text:style-name="T15">? </text:span></text:p>
      <text:p text:style-name="Text_20_body"><text:span text:style-name="T15"/></text:p>
      <text:p text:style-name="Text_20_body"><text:soft-page-break/><text:span text:style-name="T15"/></text:p>
      <text:p text:style-name="P51"><draw:frame draw:style-name="fr1" draw:name="Marco9" text:anchor-type="paragraph" svg:x="0.116cm" svg:y="-0.443cm" svg:width="16.663cm" draw:z-index="39"><draw:text-box fo:min-height="1.709cm"><text:p text:style-name="Frame_20_contents"/></draw:text-box></draw:frame><text:span text:style-name="T29">A més a més de protegir el directori de les còpies de seguretat és importat utilitzar algun mecanisme que permeti verificar que el fitxers de </text:span><text:span text:style-name="T8">backup</text:span><text:span text:style-name="T29"> no hagin estat modificats després d'haver-los creat. Per això es comú utilitzar algun mecanisme de signatura digital, com son els </text:span><text:span text:style-name="T8">hashs</text:span><text:span text:style-name="T29"> </text:span><text:span text:style-name="T19">SHA</text:span><text:span text:style-name="T29">, que permeten verificar la integritat d'un fitxer. </text:span></text:p>
      <text:p text:style-name="P54"><text:span text:style-name="T18">Una vegada hagueu realitzat la còpia, utilitzeu la comanda </text:span><text:span text:style-name="User_20_Entry"><text:span text:style-name="T51">sha512sum</text:span></text:span><text:span text:style-name="User_20_Entry"><text:span text:style-name="T53"><text:line-break/></text:span></text:span><text:span text:style-name="T18">(utilitzeu el </text:span><text:span text:style-name="T17">man</text:span><text:span text:style-name="T18"> per saber com fer servir aquesta comanda) amb la còpia del directori i guardeu-vos el resultat en un fitxer &lt;nomdelacopia&gt;.asc. </text:span></text:p>
      <text:p text:style-name="P54"><draw:frame draw:style-name="fr1" draw:name="Marco10" text:anchor-type="paragraph" svg:x="0.249cm" svg:y="0.235cm" svg:width="16.663cm" draw:z-index="40"><draw:text-box fo:min-height="1.709cm"><text:p text:style-name="Frame_20_contents"/></draw:text-box></draw:frame><text:span text:style-name="T18"/></text:p>
      <text:p text:style-name="P54"><text:span text:style-name="T18"/></text:p>
      <text:p text:style-name="P54"><text:span text:style-name="T18"/></text:p>
      <text:h text:style-name="Heading_20_2" text:outline-level="2"><text:bookmark-start text:name="__RefHeading___Toc4127_3402707653"/>Realització de còpies incrementals<text:bookmark-end text:name="__RefHeading___Toc4127_3402707653"/></text:h>
      <text:p text:style-name="P36"><text:span text:style-name="T15">Per tal de dur a terme còpies incrementals, serà necessari modificar alguns fitxers dins el directori /root :</text:span></text:p>
      <text:p text:style-name="P36"><draw:frame draw:style-name="fr1" draw:name="Marco11" text:anchor-type="paragraph" svg:x="0.116cm" svg:y="0.235cm" svg:width="16.663cm" draw:z-index="41"><draw:text-box fo:min-height="1.709cm"><text:p text:style-name="Frame_20_contents">Modificacions:</text:p><text:list xml:id="list900893153" text:style-name="L6"><text:list-item><text:p text:style-name="P14">Genereu nous fitxers i subdirectoris</text:p></text:list-item><text:list-item><text:p text:style-name="P14">Modifiqueu el contingut d'alguns fitxers</text:p></text:list-item><text:list-item><text:p text:style-name="P14">Useu la comanda <text:span text:style-name="T5">touch</text:span> per canviar la data de modificació d'alguns fitxers. </text:p></text:list-item></text:list></draw:text-box></draw:frame><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55"><text:span text:style-name="T15">Per fer còpies incrementals amb tar tenim l'opció <text:s/></text:span><text:span text:style-name="User_20_Entry"><text:span text:style-name="T54">--newer </text:span></text:span><text:span text:style-name="T15">que només inclou els fitxers que hagin estat modificats des d'una data determinada. Aquesta data es pot especificar de dues formes: la primera, posant-la directament, per exemple: “--</text:span><text:span text:style-name="T55">newer=”20</text:span><text:span text:style-name="T56">21</text:span><text:span text:style-name="T55">-11-28 12:10”</text:span><text:span text:style-name="T15">. La segona manera consisteix en agafar la data d'un fitxer, això vol dir que la data serà la de l'última </text:span><text:soft-page-break/><text:span text:style-name="T15">modificació del fitxer, per exemple: “--</text:span><text:span text:style-name="T55">newer=./file”.</text:span></text:p>
      <text:p text:style-name="P44">Ara realitzeu una còpia incremental del directori /root respecte a la còpia completa que heu fet abans usant la comanda tar. Feu també un <text:span text:style-name="User_20_Entry"><text:span text:style-name="T51">sha512sum </text:span></text:span>i guardeu-lo en un arxiu.asc amb el nom diferent al nom que heu utilitzat abans. </text:p>
      <text:p text:style-name="Text_20_body"><draw:frame draw:style-name="fr1" draw:name="Marco12" text:anchor-type="paragraph" svg:x="0.249cm" svg:y="0.235cm" svg:width="16.663cm" draw:z-index="42"><draw:text-box fo:min-height="1.709cm"><text:p text:style-name="Frame_20_contents"/></draw:text-box></draw:frame>Quin problema potencial hi ha al utilitzar el fitxer .tar de la còpia completa per obtenir la data del backup per fer la còpia incremental? Com es pot resoldre aquest problema?</text:p>
      <text:p text:style-name="P53"><draw:frame draw:style-name="fr1" draw:name="Marco13" text:anchor-type="paragraph" svg:x="0.249cm" svg:y="0.235cm" svg:width="16.663cm" draw:z-index="43"><draw:text-box fo:min-height="1.709cm"><text:p text:style-name="Frame_20_contents"/></draw:text-box></draw:frame><text:span text:style-name="T29">Realitzeu</text:span> una segona ronda de modificacions al directori /root per tal de provocar una segona còpia incremental:</text:p>
      <text:p text:style-name="P44"><draw:frame draw:style-name="fr1" draw:name="Marco14" text:anchor-type="paragraph" svg:x="0.249cm" svg:y="0.235cm" svg:width="16.663cm" draw:z-index="44"><draw:text-box fo:min-height="1.709cm"><text:p text:style-name="P18">Modificacions:</text:p><text:list xml:id="list238409951" text:style-name="L9"><text:list-item><text:p text:style-name="P15">Genereu nous fitxers</text:p></text:list-item><text:list-item><text:p text:style-name="P16">Modifiqueu el contingut d'alguns fitxers</text:p></text:list-item><text:list-item><text:p text:style-name="P16">Useu la comanda touch per canviar la data de modificació d'alguns fitxers.</text:p></text:list-item><text:list-item><text:p text:style-name="P16">Esborreu algun dels fitxers que heu generat per la primera còpia incremental anterior.</text:p></text:list-item></text:list></draw:text-box></draw:frame>Realitzeu una segona còpia incremental del directori /root (respecte la primera còpia incremental) amb la comanda <text:span text:style-name="User_20_Entry">tar</text:span>. També feu un <text:span text:style-name="User_20_Entry"><text:span text:style-name="T52">sha512sum</text:span></text:span><text:span text:style-name="T57"> </text:span>de la segona còpia incremental i poseu-li un nom apropiat.</text:p>
      <text:p text:style-name="Text_20_body"><draw:frame draw:style-name="fr1" draw:name="Marco15" text:anchor-type="paragraph" svg:x="0.249cm" svg:y="0.235cm" svg:width="16.663cm" draw:z-index="45"><draw:text-box fo:min-height="1.709cm"><text:p text:style-name="Frame_20_contents"/></draw:text-box></draw:frame>Com es pot verificar que el contingut del fitxer de <text:span text:style-name="T4">backup</text:span> sigui el mateix que el directori que s'ha copiat?</text:p>
      <text:p text:style-name="P44"><draw:frame draw:style-name="fr1" draw:name="Marco16" text:anchor-type="paragraph" svg:x="0.249cm" svg:y="0.235cm" svg:width="16.663cm" draw:z-index="46"><draw:text-box fo:min-height="1.709cm"><text:p text:style-name="Frame_20_contents"/></draw:text-box></draw:frame><text:soft-page-break/><text:span text:style-name="T29">Com es pot verificar, fent ús de la comanda </text:span><text:span text:style-name="User_20_Entry"><text:span text:style-name="T52">sha512sum</text:span></text:span><text:span text:style-name="T29">, la integritat d'una còpia de seguretat, és a dir, que el fitxer no ha estat modificat des que es va realitzar la còpia? </text:span></text:p>
      <text:h text:style-name="P25" text:outline-level="2"><draw:frame draw:style-name="fr1" draw:name="Marco17" text:anchor-type="paragraph" svg:x="0.249cm" svg:y="0.235cm" svg:width="16.663cm" draw:z-index="47"><draw:text-box fo:min-height="1.709cm"><text:p text:style-name="Frame_20_contents"/></draw:text-box></draw:frame><text:bookmark-start text:name="__RefHeading___Toc4129_3402707653"/>Restauració d'una còpia de seguretat<text:bookmark-end text:name="__RefHeading___Toc4129_3402707653"/></text:h>
      <text:p text:style-name="Text_20_body"><text:span text:style-name="T23">Reanomeneu</text:span><text:span text:style-name="T22"> el directori /root per /root.old per simular l'efecte que es produiria si esborréssim el directori. </text:span></text:p>
      <text:p text:style-name="Text_20_body"><draw:frame draw:style-name="fr1" draw:name="Marco18" text:anchor-type="paragraph" svg:x="0.249cm" svg:y="0.235cm" svg:width="16.663cm" draw:z-index="48"><draw:text-box fo:min-height="1.709cm"><text:p text:style-name="Frame_20_contents"/></draw:text-box></draw:frame>En quin ordre cal restaurar els fitxers per tal que el resultat final sigui el desitjat? </text:p>
      <text:p text:style-name="Text_20_body"><draw:frame draw:style-name="fr1" draw:name="Marco19" text:anchor-type="paragraph" svg:x="0.249cm" svg:y="0.235cm" svg:width="16.663cm" draw:z-index="49"><draw:text-box fo:min-height="1.709cm"><text:p text:style-name="Frame_20_contents"/></draw:text-box></draw:frame>Ara restaureu la còpia de seguretat del directori /root, la qual cosa implica restaurar els tres fitxers que hem creat: la còpia completa i les dos incrementals.</text:p>
      <text:p text:style-name="Text_20_body"><draw:frame draw:style-name="fr1" draw:name="Marco20" text:anchor-type="paragraph" svg:x="0.249cm" svg:y="0.235cm" svg:width="16.663cm" draw:z-index="50"><draw:text-box fo:min-height="1.709cm"><text:p text:style-name="Frame_20_contents"/></draw:text-box></draw:frame>Què ha passat amb els fitxers que havíeu esborrat abans de fer la segona còpia incremental? Com es pot detectar que aquest fitxers han estat esborrats? Quan seran esborrats de les còpies de seguretat?</text:p>
      <text:h text:style-name="P26" text:outline-level="2"><draw:frame draw:style-name="fr1" draw:name="Marco21" text:anchor-type="paragraph" svg:x="0.249cm" svg:y="0.235cm" svg:width="16.663cm" draw:z-index="51"><draw:text-box fo:min-height="1.709cm"><text:p text:style-name="Frame_20_contents"/></draw:text-box></draw:frame><text:bookmark-start text:name="__RefHeading___Toc4131_3402707653"/><text:soft-page-break/>Restauració d'un fragment<text:bookmark-end text:name="__RefHeading___Toc4131_3402707653"/></text:h>
      <text:p text:style-name="Text_20_body"><text:span text:style-name="T26">Reanomeneu</text:span><text:span text:style-name="T25"> un dels subdirectoris dins del directori /root per simular l'efecte que es produiria si esborréssim el subdirectori. </text:span></text:p>
      <text:p text:style-name="Text_20_body"><draw:frame draw:style-name="fr1" draw:name="Marco22" text:anchor-type="paragraph" svg:x="0.249cm" svg:y="0.235cm" svg:width="16.663cm" draw:z-index="52"><draw:text-box fo:min-height="1.709cm"><text:p text:style-name="Frame_20_contents"/></draw:text-box></draw:frame><text:span text:style-name="T25">Restaureu només aquest directori a partir de la còpia de seguretat que hem fet amb </text:span><text:span text:style-name="User_20_Entry"><text:span text:style-name="T24">tar. </text:span></text:span><text:span text:style-name="T25">Això implica restaurar únicament aquest subdirectori a partir dels tres fitxers que hem creat: la còpia completa i les dos incrementals.</text:span></text:p>
      <text:h text:style-name="P20" text:outline-level="1"><draw:frame draw:style-name="fr1" draw:name="Marco23" text:anchor-type="paragraph" svg:x="0.249cm" svg:y="0.235cm" svg:width="16.663cm" draw:z-index="53"><draw:text-box fo:min-height="1.709cm"><text:p text:style-name="Frame_20_contents"/></draw:text-box></draw:frame><text:bookmark-start text:name="__RefHeading___Toc4133_3402707653"/><text:span text:style-name="T22">Realització de còpies usant RSYNC</text:span><text:bookmark-end text:name="__RefHeading___Toc4133_3402707653"/></text:h>
      <text:p text:style-name="P51"><text:span text:style-name="T27">F</text:span><text:span text:style-name="T25">ins ara hem vist com fer </text:span><text:span text:style-name="T8">backups</text:span><text:span text:style-name="T25"> i guardar-los en la mateixa màquina, però el més comú és tenir diferents màquines en què fem </text:span><text:span text:style-name="T8">backups</text:span><text:span text:style-name="T25"> i una altra màquina en xarxa que emmagatzema aquests </text:span><text:span text:style-name="T8">backups</text:span><text:span text:style-name="T25">. Per fer això tenim la comanda </text:span><text:span text:style-name="User_20_Entry"><text:span text:style-name="T25">rsync</text:span></text:span><text:span text:style-name="T25"> que permet copiar un directori (o un conjunt de fitxers) a un altre directori a través de una connexió de xarxa. Per això </text:span><text:span text:style-name="T24">rsync</text:span><text:span text:style-name="T25"> usa un algorisme de </text:span><text:span text:style-name="T8">checksum</text:span><text:span text:style-name="T25"> eficient per transmetre només les diferències entre els dos directoris i al mateix temps comprimeix els fitxers per fer més ràpida la transmissió de dades. Aquesta eina permet copiar fitxers des de o cap a un directori situat en una màquina remota, o entre directoris de la mateixa màquina. El que no permet és copiar directoris entre dos màquines remotes. A més a més </text:span><text:span text:style-name="User_20_Entry"><text:span text:style-name="T24">rsync</text:span></text:span><text:span text:style-name="T25"> permet copiar enllaços, dispositius, i preservar permisos, grups i propietaris. També suporta llistats de exclusió i connexió remota amb </text:span><text:span text:style-name="T8">shell</text:span><text:span text:style-name="T25"> segur (ssh) entre altres possibilitats. Per a més informació veure </text:span><text:span text:style-name="User_20_Entry"><text:span text:style-name="T24">man rsync</text:span></text:span><text:span text:style-name="T25">.</text:span></text:p>
      <text:h text:style-name="P24" text:outline-level="2"><text:bookmark-start text:name="__RefHeading___Toc4135_3402707653"/><text:soft-page-break/>Realització de backups a través d'una xarxa<text:bookmark-end text:name="__RefHeading___Toc4135_3402707653"/></text:h>
      <text:p text:style-name="P51"><text:span text:style-name="T25">Com ja hem dit abans, </text:span><text:span text:style-name="T24">rsync</text:span><text:span text:style-name="T25"> permet fer còpies en una màquina remota. Això es podria fer utilitzant </text:span><text:span text:style-name="T24">rsh</text:span><text:span text:style-name="T25"> o posant </text:span><text:span text:style-name="T24">rsync</text:span><text:span text:style-name="T25"> en mode servidor, però això pot ser perillós perquè en una xarxa local alguna altra màquina podria estar “escoltant” la connexió i podria agafar informació confidencial. Per aquesta raó, </text:span><text:span text:style-name="User_20_Entry"><text:span text:style-name="T24">rsync</text:span></text:span><text:span text:style-name="T25"> permet fer connexions segures amb </text:span><text:span text:style-name="User_20_Entry"><text:span text:style-name="T24">ssh</text:span></text:span><text:span text:style-name="T25">. Per realitzar les nostres proves utilitzarem la nostra pròpia màquina com servidor ssh. En primer lloc inicialitzeu el </text:span><text:span text:style-name="T8">daemon</text:span><text:span text:style-name="T25"> de </text:span><text:span text:style-name="User_20_Entry"><text:span text:style-name="T25">ssh</text:span></text:span><text:span text:style-name="T25">.</text:span></text:p>
      <text:p text:style-name="Text_20_body"><text:span text:style-name="T25">Creeu un directori per fer les còpies en la partició de </text:span><text:span text:style-name="T8">backups </text:span><text:span text:style-name="T25">i després feu la següent comanda:</text:span></text:p>
      <text:p text:style-name="P45"><text:span text:style-name="T27">$ </text:span><text:span text:style-name="T25">rsync -avz /root -e ssh root@localhost:/backup/backup-rsync/</text:span></text:p>
      <text:p text:style-name="Text_20_body"><text:span text:style-name="T25">Nota: Perquè l'anterior comanda funcioni bé és necessari activar el compte del root i posar-li una contrasenya vàlida. Recordeu instal.lar també el paquet ssh si us cal.</text:span></text:p>
      <text:p text:style-name="Text_20_body"><text:span text:style-name="T25">Quin és el significat de les opcions -avz de l'</text:span><text:span text:style-name="T24">rsync</text:span><text:span text:style-name="T25">?</text:span></text:p>
      <text:p text:style-name="Text_20_body"><draw:frame draw:style-name="fr1" draw:name="Marco24" text:anchor-type="paragraph" svg:x="0.249cm" svg:y="0.235cm" svg:width="16.663cm" draw:z-index="54"><draw:text-box fo:min-height="1.709cm"><text:p text:style-name="Frame_20_contents"/></draw:text-box></draw:frame>Creeu un arxiu en el directori root amb:</text:p>
      <text:h text:style-name="P30" text:outline-level="3" text:is-list-header="true"><text:bookmark-start text:name="__RefHeading___Toc4137_3402707653"/><text:span text:style-name="User_20_Entry"><text:span text:style-name="T46">$ </text:span></text:span><text:span text:style-name="User_20_Entry"><text:span text:style-name="T45">echo “nou arxiu” &gt; /root/arxiu_nou.txt</text:span></text:span><text:bookmark-end text:name="__RefHeading___Toc4137_3402707653"/></text:h>
      <text:p text:style-name="Text_20_body">i torneu a fer el mateix <text:span text:style-name="T13">rsync</text:span> d'abans. </text:p>
      <text:p text:style-name="Text_20_body">Ara esborreu l'arxiu que heu creat abans i torneu a sincronitzar.</text:p>
      <text:p text:style-name="Text_20_body"><draw:frame draw:style-name="fr1" draw:name="Marco25" text:anchor-type="paragraph" svg:x="0.249cm" svg:y="0.235cm" svg:width="16.663cm" draw:z-index="55"><draw:text-box fo:min-height="1.709cm"><text:p text:style-name="Frame_20_contents"/></draw:text-box></draw:frame>Què ha passat amb el fitxer esborrat?</text:p>
      <text:p text:style-name="Text_20_body"><draw:frame draw:style-name="fr1" draw:name="Marco26" text:anchor-type="paragraph" svg:x="0.249cm" svg:y="0.235cm" svg:width="16.663cm" draw:z-index="56"><draw:text-box fo:min-height="1.709cm"><text:p text:style-name="Frame_20_contents"/></draw:text-box></draw:frame><text:soft-page-break/>Amb quin paràmetre podríeu sincronitzar exactament els dos directoris?</text:p>
      <text:p text:style-name="Text_20_body"><draw:frame draw:style-name="fr1" draw:name="Marco27" text:anchor-type="paragraph" svg:x="0.249cm" svg:y="0.235cm" svg:width="16.663cm" draw:z-index="57"><draw:text-box fo:min-height="1.709cm"><text:p text:style-name="Frame_20_contents"/></draw:text-box></draw:frame>Com <text:span text:style-name="T28">faríeu</text:span> per copiar tots el arxius del directori /home excepte els que tenen extensió .txt?</text:p>
      <text:p text:style-name="Text_20_body"><draw:frame draw:style-name="fr1" draw:name="Marco28" text:anchor-type="paragraph" svg:x="0.249cm" svg:y="0.235cm" svg:width="16.663cm" draw:z-index="58"><draw:text-box fo:min-height="1.709cm"><text:p text:style-name="Frame_20_contents"/></draw:text-box></draw:frame>Quina diferencia hi ha entre fer rsync /source /destí i rsync /source/ /destí/?</text:p>
      <text:h text:style-name="P26" text:outline-level="2"><draw:frame draw:style-name="fr1" draw:name="Marco29" text:anchor-type="paragraph" svg:x="0.249cm" svg:y="0.235cm" svg:width="16.663cm" draw:z-index="59"><draw:text-box fo:min-height="1.709cm"><text:p text:style-name="Frame_20_contents"/></draw:text-box></draw:frame><text:bookmark-start text:name="__RefHeading___Toc4139_3402707653"/>Realització de còpies incrementals inverses<text:bookmark-end text:name="__RefHeading___Toc4139_3402707653"/></text:h>
      <text:p text:style-name="P51"><text:span text:style-name="T29">Com hem vist a l'apartat anterior, cada vegada que realitzem una còpia i sincronitzem, el directori en què tenim el </text:span><text:span text:style-name="T8">mirror</text:span><text:span text:style-name="T29"> queda exactament igual que el directori d'origen. Això és un problema perquè no tenim control dels canvis realitzats. Per solucionar aquest problema podem utilitzar l'opció </text:span><text:span text:style-name="User_20_Entry"><text:span text:style-name="T29">--backup i --backup-dir. </text:span></text:span><text:span text:style-name="T29">Els </text:span><text:span text:style-name="T8">backups</text:span><text:span text:style-name="T29"> generats amb les opcions </text:span><text:span text:style-name="User_20_Entry"><text:span text:style-name="T29">--backup i --backup-dir </text:span></text:span><text:span text:style-name="T29">es diuen inversos perquè la còpia completa es la més recent i no la més antiga com amb </text:span><text:span text:style-name="T14">tar</text:span><text:span text:style-name="T29">. <text:s/>Amb aquesta opció </text:span><text:span text:style-name="T25">la còpia completa correspon a la última data en que s'ha fet el </text:span><text:span text:style-name="T8">backup</text:span><text:span text:style-name="T25"> i les incrementals a les dels dies anteriors.</text:span></text:p>
      <text:p text:style-name="P51"><text:span text:style-name="T29">A </text:span><text:span text:style-name="T25">continuació</text:span><text:span text:style-name="T29"> teniu un script senzill per fer </text:span><text:span text:style-name="T8">backups</text:span><text:span text:style-name="T29"> incrementals amb </text:span><text:span text:style-name="User_20_Entry"><text:span text:style-name="T29">rsync.</text:span></text:span></text:p>
      <text:p text:style-name="Text_20_body">Completeu-lo amb les dades que facin falta.</text:p>
      <text:p text:style-name="Text_20_body"/>
      <text:p text:style-name="Text_20_body"><draw:frame draw:style-name="fr1" draw:name="Marco30" text:anchor-type="paragraph" svg:x="0.249cm" svg:y="0.235cm" svg:width="16.663cm" draw:z-index="60"><draw:text-box fo:min-height="1.709cm"><text:p text:style-name="Frame_20_contents">#!/bin/bash</text:p><text:p text:style-name="Frame_20_contents">SOURCE_DIR=</text:p><text:p text:style-name="Frame_20_contents">DEST_DIR=</text:p><text:p text:style-name="Frame_20_contents"/><text:p text:style-name="Frame_20_contents"># excludes file: list of files to exclude</text:p><text:p text:style-name="Frame_20_contents">EXCLUDES=</text:p><text:p text:style-name="Frame_20_contents"/><text:p text:style-name="Frame_20_contents"># the name of the backup machine</text:p><text:p text:style-name="Frame_20_contents">BSERVER=</text:p><text:p text:style-name="Frame_20_contents"># the name of the incremental backups directory</text:p><text:p text:style-name="Frame_20_contents"># put a date command for: year month day hour minute second</text:p><text:p text:style-name="Frame_20_contents">BACKUP_DATE=</text:p><text:p text:style-name="Frame_20_contents"/><text:p text:style-name="Frame_20_contents"># options for rsync</text:p><text:p text:style-name="Frame_20_contents">OPTS="--ignore-errors --delete-excluded --exclude-from=$EXCLUDES \</text:p><text:p text:style-name="Frame_20_contents"><text:s/>--delete --backup --backup-dir=$DEST_DIR/$BACKUP_DATE -av"</text:p><text:p text:style-name="Frame_20_contents"/><text:p text:style-name="Frame_20_contents"># now the actual transfer</text:p><text:p text:style-name="Frame_20_contents">rsync $OPTS $SOURCE_DIR root@$BSERVER:$DEST_DIR/complet</text:p></draw:text-box></draw:frame><text:soft-page-break/>Ara <text:span text:style-name="T25">creeu</text:span> un fitxer <text:span text:style-name="T5">arxiu.txt</text:span> i feu-lo servir per comprovar el funcionament de l'script anterior</text:p>
      <text:p text:style-name="Text_20_body"><draw:frame draw:style-name="fr1" draw:name="Marco31" text:anchor-type="paragraph" svg:x="0.249cm" svg:y="0.235cm" svg:width="16.663cm" draw:z-index="61"><draw:text-box fo:min-height="1.709cm"><text:p text:style-name="Frame_20_contents"/></draw:text-box></draw:frame></text:p>
      <text:p text:style-name="Text_20_body"><text:soft-page-break/>Després modifiqueu aquest <text:span text:style-name="T13">arxiu.txt</text:span> i torneu a sincronitzar. </text:p>
      <text:p text:style-name="P46"><draw:frame draw:style-name="fr1" draw:name="Marco32" text:anchor-type="paragraph" svg:x="0.249cm" svg:y="0.235cm" svg:width="16.663cm" draw:z-index="62"><draw:text-box fo:min-height="1.709cm"><text:p text:style-name="Frame_20_contents"/></draw:text-box></draw:frame>Finalment esborreu el fitxer <text:span text:style-name="T13">arxiu.txt</text:span> i feu una sincronització més.</text:p>
      <text:p text:style-name="P46"><draw:frame draw:style-name="fr1" draw:name="Marco33" text:anchor-type="paragraph" svg:x="0.249cm" svg:y="0.235cm" svg:width="16.663cm" draw:z-index="63"><draw:text-box fo:min-height="1.709cm"><text:p text:style-name="Frame_20_contents"/></draw:text-box></draw:frame></text:p>
      <text:p text:style-name="Text_20_body">Què observeu en modificar un fitxer i fer una sincronització? I en esborrar-lo?</text:p>
      <text:p text:style-name="Text_20_body"><draw:frame draw:style-name="fr1" draw:name="Marco34" text:anchor-type="paragraph" svg:x="0.249cm" svg:y="0.235cm" svg:width="16.663cm" draw:z-index="64"><draw:text-box fo:min-height="1.709cm"><text:p text:style-name="Frame_20_contents"/></draw:text-box></draw:frame></text:p>
      <text:h text:style-name="P26" text:outline-level="2"><text:bookmark-start text:name="__RefHeading___Toc4141_3402707653"/>Realització de còpies incrementals inverses tipus snapshot<text:bookmark-end text:name="__RefHeading___Toc4141_3402707653"/></text:h>
      <text:p text:style-name="P38"><text:span text:style-name="T29">Una possibilitat que dóna </text:span><text:span text:style-name="User_20_Entry"><text:span text:style-name="T29">rsync</text:span></text:span><text:span text:style-name="T29"> és fer </text:span><text:span text:style-name="T8">backups </text:span><text:span text:style-name="T25">incrementals on, utilitzant una propietat dels enllaços durs, és possible fer que les còpies incrementals semblin còpies completes. Per això analitzarem primer algunes propietats dels enllaços durs.</text:span></text:p>
      <text:h text:style-name="P31" text:outline-level="3" text:is-list-header="true"><text:bookmark-start text:name="__RefHeading___Toc4143_3402707653"/>Repàs d'enllaços durs<text:bookmark-end text:name="__RefHeading___Toc4143_3402707653"/></text:h>
      <text:p text:style-name="P41">El nom d'un fitxer no representa el fitxer mateix, per al sistema és només un enllaç dur al <text:span text:style-name="T4">inode</text:span>. Això permet que un fitxer (inode) pugui tenir més d'un enllaç dur. <text:span text:style-name="T11">Per exemple si teniu un fitxer file_a es pot crear un enllaç cridat file_b:</text:span></text:p>
      <text:p text:style-name="P38"><text:span text:style-name="User_20_Entry"><text:span text:style-name="T40">$ </text:span></text:span><text:span text:style-name="User_20_Entry"><text:span text:style-name="T39">ln file_a file_b</text:span></text:span></text:p>
      <text:p text:style-name="P38"><text:span text:style-name="T29">Amb la comanda </text:span><text:span text:style-name="User_20_Entry"><text:span text:style-name="T14">stat</text:span></text:span><text:span text:style-name="T14"> </text:span><text:span text:style-name="T12">es pot saber quants enllaços durs té un fitxer:</text:span></text:p>
      <text:p text:style-name="P38"><text:span text:style-name="User_20_Entry"><text:span text:style-name="T42">$ </text:span></text:span><text:span text:style-name="User_20_Entry"><text:span text:style-name="T41">stat filename</text:span></text:span></text:p>
      <text:p text:style-name="P38"><text:span text:style-name="User_20_Entry"><text:span text:style-name="T29"/></text:span></text:p>
      <text:p text:style-name="Text_20_body">Com es pot comprovar que file_a i file_b pertanyen al mateix <text:span text:style-name="T4">inode</text:span>?</text:p>
      <text:p text:style-name="P46"><draw:frame draw:style-name="fr1" draw:name="Marco35" text:anchor-type="paragraph" svg:x="0.249cm" svg:y="0.235cm" svg:width="16.663cm" draw:z-index="65"><draw:text-box fo:min-height="1.709cm"><text:p text:style-name="Frame_20_contents"/></draw:text-box></draw:frame><text:soft-page-break/>Què passa amb el fitxer file_b si es fa un canvi a file_a?</text:p>
      <text:p text:style-name="P46"><draw:frame draw:style-name="fr1" draw:name="Marco36" text:anchor-type="paragraph" svg:x="0.249cm" svg:y="0.235cm" svg:width="16.663cm" draw:z-index="66"><draw:text-box fo:min-height="1.709cm"><text:p text:style-name="Frame_20_contents"/></draw:text-box></draw:frame></text:p>
      <text:p text:style-name="Text_20_body">I si es fa un canvi de permisos a file_a?</text:p>
      <text:p text:style-name="P46"><draw:frame draw:style-name="fr1" draw:name="Marco37" text:anchor-type="paragraph" svg:x="0.249cm" svg:y="0.235cm" svg:width="16.663cm" draw:z-index="67"><draw:text-box fo:min-height="1.709cm"><text:p text:style-name="Frame_20_contents"/></draw:text-box></draw:frame><text:span text:style-name="T29">I si copiem un altre fitxer sobreescrivint el fitxer file_a (</text:span><text:span text:style-name="User_20_Entry"><text:span text:style-name="T29">cp file_c file_a</text:span></text:span><text:span text:style-name="T29">)? I si es sobreescriu amb l'opció –</text:span><text:span text:style-name="User_20_Entry"><text:span text:style-name="T29">remove-destination</text:span></text:span><text:span text:style-name="T29">?</text:span></text:p>
      <text:p text:style-name="P46"><draw:frame draw:style-name="fr1" draw:name="Marco38" text:anchor-type="paragraph" svg:x="0.249cm" svg:y="0.235cm" svg:width="16.663cm" draw:z-index="68"><draw:text-box fo:min-height="1.709cm"><text:p text:style-name="Frame_20_contents"/></draw:text-box></draw:frame><text:span text:style-name="T29"/></text:p>
      <text:p text:style-name="Text_20_body">I què <text:span text:style-name="T29">passa</text:span> amb file_b si file_a és esborrat?</text:p>
      <text:p text:style-name="P38"><draw:frame draw:style-name="fr1" draw:name="Marco39" text:anchor-type="paragraph" svg:x="0.249cm" svg:y="0.235cm" svg:width="16.663cm" draw:z-index="69"><draw:text-box fo:min-height="1.709cm"><text:p text:style-name="Frame_20_contents"/></draw:text-box></draw:frame><text:span text:style-name="T29">La comanda </text:span><text:span text:style-name="User_20_Entry"><text:span text:style-name="T29">cp</text:span></text:span><text:span text:style-name="T29"> té una opció per fer còpies en què realment no es fa una còpia sinó un enllaç dur (</text:span><text:span text:style-name="User_20_Entry"><text:span text:style-name="T29">cp -l</text:span></text:span><text:span text:style-name="T29">). Una altre opció interessant es </text:span><text:span text:style-name="User_20_Entry"><text:span text:style-name="T29">-a</text:span></text:span><text:span text:style-name="T29"> que fa una còpia recursiva i preserva els permisos de accés, els temps i els propietaris dels fitxers</text:span></text:p>
      <text:h text:style-name="P29" text:outline-level="3"><text:bookmark-start text:name="__RefHeading___Toc4145_3402707653"/><text:span text:style-name="T29">Backups tipus “snapshot” amb rsync i cp -al</text:span><text:bookmark-end text:name="__RefHeading___Toc4145_3402707653"/></text:h>
      <text:p text:style-name="P38"><text:span text:style-name="T29">Es poden combinar </text:span><text:span text:style-name="User_20_Entry"><text:span text:style-name="T14">rsync</text:span></text:span><text:span text:style-name="T29"> i </text:span><text:span text:style-name="User_20_Entry"><text:span text:style-name="T14">cp -al</text:span></text:span><text:span text:style-name="T14"> </text:span><text:span text:style-name="T12">per crear </text:span><text:span text:style-name="T7">backups</text:span><text:span text:style-name="T12"> que semblin múltiples còpies completes d'un sistema de fitxers sense que sigui necessari gastar tot l'espai en disc requerit per totes les còpies, en resum es podria fer:</text:span></text:p>
      <text:p text:style-name="P38"><draw:frame draw:style-name="fr1" draw:name="Marco40" text:anchor-type="paragraph" svg:x="0.249cm" svg:y="0.235cm" svg:width="16.663cm" draw:z-index="70"><draw:text-box fo:min-height="1.709cm"><text:p text:style-name="P17">rm -rf backup.3</text:p><text:p text:style-name="P17">mv backup.2 backup.3</text:p><text:p text:style-name="P17">mv backup.1 backup.2</text:p><text:p text:style-name="P17">cp -al backup.0 backup.1</text:p><text:p text:style-name="P17">rsync -a --delete source_directory/ <text:s/>backup.0/</text:p></draw:text-box></draw:frame><text:soft-page-break/><text:span text:style-name="T29">Si les comandes anteriors s'executen cada dia, backup0, backup1, backup2 i backup3 apareixeran com si fossin còpies completes del directori source_directory com estava avui, ahir, abans d'ahir i tres dies abans respectivament. Però en realitat l'espai extra serà igual a la grandària del directori source_directory més la grandària total dels canvis dels últims tres dies. Exactament el mateix que un </text:span><text:span text:style-name="T8">backup</text:span><text:span text:style-name="T29"> complet més els </text:span><text:span text:style-name="T8">backups</text:span><text:span text:style-name="T29"> incrementals con heu fet abans amb </text:span><text:span text:style-name="User_20_Entry"><text:span text:style-name="T14">tar</text:span></text:span><text:span text:style-name="T29"> i el mateix </text:span><text:span text:style-name="User_20_Entry"><text:span text:style-name="T14">rsync</text:span></text:span><text:span text:style-name="T14">. </text:span><text:span text:style-name="T12">L'únic problema és que els permisos i propietaris de les còpies anteriors serien els mateixos que els de la còpia actual.</text:span></text:p>
      <text:p text:style-name="P41">Hi ha una opció d'<text:span text:style-name="User_20_Entry">rsync</text:span> que fa directament la còpia amb enllaços durs ( <text:span text:style-name="User_20_Entry">--link-dest</text:span>) i d'aquesta manera no seria necessari utilitzar la comanda <text:span text:style-name="User_20_Entry"><text:span text:style-name="T13">cp</text:span></text:span>, a més a més que preserva els permisos i propietaris de les còpies anteriors. Amb aquesta opció l'esquema platejat anteriorment quedaria així:</text:p>
      <text:h text:style-name="P26" text:outline-level="2"><draw:frame draw:style-name="fr1" draw:name="Marco41" text:anchor-type="paragraph" svg:x="0.249cm" svg:y="0.235cm" svg:width="16.663cm" draw:z-index="71"><draw:text-box fo:min-height="1.709cm"><text:p text:style-name="P17">rm -rf backup.3</text:p><text:p text:style-name="P17">mv backup.2 backup.3</text:p><text:p text:style-name="P17">mv backup.1 backup.2</text:p><text:p text:style-name="P17">mv backup.0 backup.1</text:p><text:p text:style-name="P17">rsync -a --delete --link-dest=../backup.1 \</text:p><text:p text:style-name="P17"><text:tab/> source_directory/ <text:s/>backup.0/</text:p></draw:text-box></draw:frame><text:bookmark-start text:name="__RefHeading___Toc4147_3402707653"/>Script per fer backups tipus snapshot<text:bookmark-end text:name="__RefHeading___Toc4147_3402707653"/></text:h>
      <text:p text:style-name="P39"><text:span text:style-name="T29">Per fer </text:span><text:span text:style-name="T8">backups</text:span><text:span text:style-name="T29"> del directori /root utilitzarem l'script </text:span><text:span text:style-name="User_20_Entry"><text:span text:style-name="T29">backup-rsync-snapshot.sh</text:span></text:span><text:span text:style-name="T29">, que està disponible </text:span><text:span text:style-name="T32">a l'apèndix.</text:span><text:span text:style-name="T29"> </text:span></text:p>
      <text:p text:style-name="Text_20_body"><text:span text:style-name="T29">En primer lloc modifiqueu les variables de la secció “</text:span><text:span text:style-name="T58">file</text:span><text:span text:style-name="T29"> </text:span><text:span text:style-name="T58">locations</text:span><text:span text:style-name="T29">” per posar els valors adequats del vostre sistema. </text:span></text:p>
      <text:p text:style-name="P46"><draw:frame draw:style-name="fr1" draw:name="Marco42" text:anchor-type="paragraph" svg:x="0.249cm" svg:y="0.235cm" svg:width="16.663cm" draw:z-index="72"><draw:text-box fo:min-height="1.709cm"><text:p text:style-name="Frame_20_contents"/></draw:text-box></draw:frame><text:soft-page-break/><text:span text:style-name="T29">Després completeu la secció amb la comanda </text:span><text:span text:style-name="T14">rsync</text:span><text:span text:style-name="T29"> amb els valors apropiats per fer la còpia tipus </text:span><text:span text:style-name="T8">snapshot</text:span></text:p>
      <text:p text:style-name="P46"><draw:frame draw:style-name="fr1" draw:name="Marco43" text:anchor-type="paragraph" svg:x="0.249cm" svg:y="0.235cm" svg:width="16.663cm" draw:z-index="73"><draw:text-box fo:min-height="1.709cm"><text:p text:style-name="Frame_20_contents"/></draw:text-box></draw:frame><text:span text:style-name="T8"/></text:p>
      <text:p text:style-name="Text_20_body">Ara feu modificacions als fitxers del directori origen (per exemple crear un nou fitxer, modificar el contingut i la data d'accés a un fitxer o esborrar un fitxer) i torneu a executar l'script. Feu això varies vegades fins que tingueu una còpia actual i tres còpies anteriors.</text:p>
      <text:p text:style-name="P46"><draw:frame draw:style-name="fr1" draw:name="Marco44" text:anchor-type="paragraph" svg:x="0.249cm" svg:y="0.235cm" svg:width="16.663cm" draw:z-index="74"><draw:text-box fo:min-height="1.709cm"><text:p text:style-name="Frame_20_contents"/></draw:text-box></draw:frame>Què observeu al modificar un fitxer i fer una sincronització?</text:p>
      <text:p text:style-name="P46"><draw:frame draw:style-name="fr1" draw:name="Marco45" text:anchor-type="paragraph" svg:x="0.249cm" svg:y="0.235cm" svg:width="16.663cm" draw:z-index="75"><draw:text-box fo:min-height="1.709cm"><text:p text:style-name="Frame_20_contents"/></draw:text-box></draw:frame></text:p>
      <text:p text:style-name="Text_20_body">Quina és la grandària del directori /backup.0 i dels altres directoris backup1, backup2 i backup3?</text:p>
      <text:p text:style-name="P46"><draw:frame draw:style-name="fr1" draw:name="Marco46" text:anchor-type="paragraph" svg:x="0.249cm" svg:y="0.235cm" svg:width="16.663cm" draw:z-index="76"><draw:text-box fo:min-height="1.709cm"><text:p text:style-name="Frame_20_contents"/></draw:text-box></draw:frame></text:p>
      <text:p text:style-name="P46"/>
      <text:p text:style-name="P46">Finalment, voldríem fer una restauració. Canvieu el nom del directori /root per simular una pèrdua de dades. Feu una restauració d'aquest directori amb la còpia de seguretat més recent.</text:p>
      <text:p text:style-name="P46"><draw:frame draw:style-name="fr1" draw:name="Marco47" text:anchor-type="paragraph" svg:x="0.249cm" svg:y="0.235cm" svg:width="16.663cm" draw:z-index="77"><draw:text-box fo:min-height="1.709cm"><text:p text:style-name="Frame_20_contents"/></draw:text-box></draw:frame><text:span text:style-name="T59"/></text:p>
      <text:p text:style-name="P46"><text:span text:style-name="T59"/></text:p>
      <text:p text:style-name="P46"><text:span text:style-name="T59"/></text:p>
      <text:h text:style-name="Heading_20_1" text:outline-level="1"><text:bookmark-start text:name="__RefHeading___Toc4149_3402707653"/><text:soft-page-break/>Referències<text:bookmark-end text:name="__RefHeading___Toc4149_3402707653"/></text:h>
      <text:list xml:id="list1831015708" text:style-name="L11">
        <text:list-item>
          <text:p text:style-name="P35"><text:span text:style-name="Emphasis"><text:span text:style-name="T25"><text:s/>Lars Wirzenius, Joanna Oja, Stephen Stafford, Alex Weeks, </text:span></text:span><text:span text:style-name="Emphasis"><text:span text:style-name="T24">The Linux System Administrator's Guide </text:span></text:span><text:span text:style-name="Emphasis"><text:span text:style-name="T28">Version 0.9</text:span></text:span><text:span text:style-name="Emphasis"><text:span text:style-name="T24">, </text:span></text:span><text:a xlink:type="simple" xlink:href="http://tldp.org/LDP/sag" text:style-name="Internet_20_link" text:visited-style-name="Visited_20_Internet_20_Link"><text:span text:style-name="Emphasis"><text:span text:style-name="T28">http://tldp.org/LDP/sag</text:span></text:span></text:a></text:p>
          <text:p text:style-name="P35"><text:span text:style-name="Emphasis"><text:span text:style-name="T28"/></text:span></text:p>
        </text:list-item>
        <text:list-item>
          <text:p text:style-name="P35"><text:span text:style-name="Emphasis"><text:span text:style-name="T28">AEleen Frisch, </text:span></text:span><text:span text:style-name="Emphasis"><text:span text:style-name="T24">Essential System Administration</text:span></text:span><text:span text:style-name="Emphasis"><text:span text:style-name="T28">. O'Reilly. 2002. <text:s/></text:span></text:span></text:p>
          <text:p text:style-name="P35"><text:span text:style-name="Emphasis"><text:span text:style-name="T28"/></text:span></text:p>
        </text:list-item>
        <text:list-item>
          <text:p text:style-name="P35"><text:span text:style-name="Emphasis"><text:span text:style-name="T28">Mike Rubel. </text:span></text:span><text:span text:style-name="Emphasis"><text:span text:style-name="T24">Easy Automated Snapshot-Style Backups with Linux and Rsync</text:span></text:span><text:span text:style-name="Emphasis"><text:span text:style-name="T28">. </text:span></text:span><text:a xlink:type="simple" xlink:href="http://www.mikerubel.org/computers/rsync_snapshots/" text:style-name="Internet_20_link" text:visited-style-name="Visited_20_Internet_20_Link"><text:span text:style-name="Emphasis"><text:span text:style-name="T28">http://www.mikerubel.org/computers/rsync_snapshots/</text:span></text:span></text:a></text:p>
          <text:p text:style-name="P35"><text:span text:style-name="Emphasis"><text:span text:style-name="T28"/></text:span></text:p>
        </text:list-item>
        <text:list-item>
          <text:p text:style-name="P35"><text:span text:style-name="Emphasis"><text:span text:style-name="T24">Rsnapshot</text:span></text:span><text:span text:style-name="Emphasis"><text:span text:style-name="T28">. </text:span></text:span><text:span text:style-name="Emphasis"><text:span text:style-name="T12">a remote filesystem snapshot utility based on rsync for making backups of local and remote systems. </text:span></text:span><text:a xlink:type="simple" xlink:href="http://www.rsnapshot.org/" text:style-name="Internet_20_link" text:visited-style-name="Visited_20_Internet_20_Link"><text:span text:style-name="Emphasis"><text:span text:style-name="T12">http://www.rsnapshot.org/</text:span></text:span></text:a></text:p>
        </text:list-item>
      </text:list>
      <text:p text:style-name="P34"><text:span text:style-name="Emphasis"><text:span text:style-name="T12"/></text:span></text:p>
      <text:h text:style-name="P22" text:outline-level="1"><text:bookmark-start text:name="__RefHeading___Toc4151_3402707653"/><text:span text:style-name="Emphasis"><text:span text:style-name="T24">Apèndix. Codi de l'script per còpies tipus snapshot</text:span></text:span><text:bookmark-end text:name="__RefHeading___Toc4151_3402707653"/></text:h>
      <text:p text:style-name="P40"><text:span text:style-name="Emphasis"><text:span text:style-name="T47">#!/bin/bash </text:span></text:span></text:p>
      <text:p text:style-name="P40"><text:span text:style-name="Emphasis"><text:span text:style-name="T47"># ----------------------------------------------------------------- </text:span></text:span></text:p>
      <text:p text:style-name="P40"><text:span text:style-name="Emphasis"><text:span text:style-name="T47"># mikes handy rotating-filesystem-snapshot utility </text:span></text:span></text:p>
      <text:p text:style-name="P40"><text:span text:style-name="Emphasis"><text:span text:style-name="T47"># http://www.mikerubel.org/computers/rsync_snapshots </text:span></text:span></text:p>
      <text:p text:style-name="P40"><text:span text:style-name="Emphasis"><text:span text:style-name="T47"># Modified by Mauricio Alvarez: http://people.ac.upc.edu/alvarez </text:span></text:span></text:p>
      <text:p text:style-name="P40"><text:span text:style-name="Emphasis"><text:span text:style-name="T47"># ----------------------------------------------------------------- </text:span></text:span></text:p>
      <text:p text:style-name="P40"><text:span text:style-name="Emphasis"><text:span text:style-name="T47"/></text:span></text:p>
      <text:p text:style-name="P40"><text:span text:style-name="Emphasis"><text:span text:style-name="T47"># ---------- system commands used by this script------------------ </text:span></text:span></text:p>
      <text:p text:style-name="P40"><text:span text:style-name="Emphasis"><text:span text:style-name="T47">ID=/usr/bin/id </text:span></text:span></text:p>
      <text:p text:style-name="P40"><text:span text:style-name="Emphasis"><text:span text:style-name="T47">ECHO=/bin/echo </text:span></text:span></text:p>
      <text:p text:style-name="P40"><text:span text:style-name="Emphasis"><text:span text:style-name="T47">MOUNT=/bin/mount </text:span></text:span></text:p>
      <text:p text:style-name="P40"><text:span text:style-name="Emphasis"><text:span text:style-name="T47">RM=/bin/rm </text:span></text:span></text:p>
      <text:p text:style-name="P40"><text:span text:style-name="Emphasis"><text:span text:style-name="T47">MV=/bin/mv </text:span></text:span></text:p>
      <text:p text:style-name="P40"><text:span text:style-name="Emphasis"><text:span text:style-name="T47">CP=/bin/cp </text:span></text:span></text:p>
      <text:p text:style-name="P40"><text:span text:style-name="Emphasis"><text:span text:style-name="T47">TOUCH=/usr/bin/touch </text:span></text:span></text:p>
      <text:p text:style-name="P40"><text:span text:style-name="Emphasis"><text:span text:style-name="T47">RSYNC=/usr/bin/rsync </text:span></text:span></text:p>
      <text:p text:style-name="P40"><text:soft-page-break/><text:span text:style-name="Emphasis"><text:span text:style-name="T47"/></text:span></text:p>
      <text:p text:style-name="P40"><text:span text:style-name="Emphasis"><text:span text:style-name="T47"># ------------- file locations -----------------------------------</text:span></text:span></text:p>
      <text:p text:style-name="P40"><text:span text:style-name="Emphasis"><text:span text:style-name="T47">MOUNT_DEVICE= </text:span></text:span></text:p>
      <text:p text:style-name="P40"><text:span text:style-name="Emphasis"><text:span text:style-name="T47">SNAPSHOT_MOUNTPOINT= </text:span></text:span></text:p>
      <text:p text:style-name="P40"><text:span text:style-name="Emphasis"><text:span text:style-name="T47">SNAPSHOT_DIR= </text:span></text:span></text:p>
      <text:p text:style-name="P40"><text:span text:style-name="Emphasis"><text:span text:style-name="T47">EXCLUDES= </text:span></text:span></text:p>
      <text:p text:style-name="P40"><text:span text:style-name="Emphasis"><text:span text:style-name="T47">SOURCE_DIR= </text:span></text:span></text:p>
      <text:p text:style-name="P40"><text:span text:style-name="Emphasis"><text:span text:style-name="T47"/></text:span></text:p>
      <text:p text:style-name="P40"><text:span text:style-name="Emphasis"><text:span text:style-name="T47"># ------------- the script itself--------------------------------- </text:span></text:span></text:p>
      <text:p text:style-name="P40"><text:span text:style-name="Emphasis"><text:span text:style-name="T47"/></text:span></text:p>
      <text:p text:style-name="P40"><text:span text:style-name="Emphasis"><text:span text:style-name="T47"># make sure we're running as root </text:span></text:span></text:p>
      <text:p text:style-name="P40"><text:span text:style-name="Emphasis"><text:span text:style-name="T47">if (( `$ID -u` != 0 )); then { $ECHO "Sorry, must be root. <text:s/>Exiting..."; exit; } fi </text:span></text:span></text:p>
      <text:p text:style-name="P40"><text:span text:style-name="Emphasis"><text:span text:style-name="T47"/></text:span></text:p>
      <text:p text:style-name="P40"><text:span text:style-name="Emphasis"><text:span text:style-name="T47"># attempt to remount the RW mount point as RW; else abort </text:span></text:span></text:p>
      <text:p text:style-name="P40"><text:span text:style-name="Emphasis"><text:span text:style-name="T47">$MOUNT -o remount,rw $MOUNT_DEVICE $SNAPSHOT_MOUNTPOINT ; </text:span></text:span></text:p>
      <text:p text:style-name="P40"><text:span text:style-name="Emphasis"><text:span text:style-name="T47">if (( $? )); then </text:span></text:span></text:p>
      <text:p text:style-name="P40"><text:span text:style-name="Emphasis"><text:span text:style-name="T47">{ </text:span></text:span></text:p>
      <text:p text:style-name="P40"><text:span text:style-name="Emphasis"><text:span text:style-name="T47"><text:tab/>$ECHO "snapshot: could not remount $SNAPSHOT_MOUNTPOINT readwrite"; </text:span></text:span></text:p>
      <text:p text:style-name="P40"><text:span text:style-name="Emphasis"><text:span text:style-name="T47"><text:tab/>exit; </text:span></text:span></text:p>
      <text:p text:style-name="P40"><text:span text:style-name="Emphasis"><text:span text:style-name="T47">} </text:span></text:span></text:p>
      <text:p text:style-name="P40"><text:span text:style-name="Emphasis"><text:span text:style-name="T47">fi; </text:span></text:span></text:p>
      <text:p text:style-name="P40"><text:span text:style-name="Emphasis"><text:span text:style-name="T47"/></text:span></text:p>
      <text:p text:style-name="P40"><text:span text:style-name="Emphasis"><text:span text:style-name="T47"># rotating snapshots of /$SNAPSHOT_DIR </text:span></text:span></text:p>
      <text:p text:style-name="P40"><text:span text:style-name="Emphasis"><text:span text:style-name="T47"/></text:span></text:p>
      <text:p text:style-name="P40"><text:span text:style-name="Emphasis"><text:span text:style-name="T47"># step 1: delete the oldest snapshot, if it exists: </text:span></text:span></text:p>
      <text:p text:style-name="P40"><text:span text:style-name="Emphasis"><text:span text:style-name="T47">if [ -d $SNAPSHOT_MOUNTPOINT/$SNAPSHOT_DIR/daily.3 ] ; then </text:span></text:span></text:p>
      <text:p text:style-name="P40"><text:span text:style-name="Emphasis"><text:span text:style-name="T47"><text:s text:c="4"/>$RM -rf $SNAPSHOT_MOUNTPOINT/$SNAPSHOT_DIR/daily.3 </text:span></text:span></text:p>
      <text:p text:style-name="P40"><text:span text:style-name="Emphasis"><text:span text:style-name="T47">fi </text:span></text:span></text:p>
      <text:p text:style-name="P40"><text:span text:style-name="Emphasis"><text:span text:style-name="T47"/></text:span></text:p>
      <text:p text:style-name="P40"><text:soft-page-break/><text:span text:style-name="Emphasis"><text:span text:style-name="T47"># step 2: shift the middle snapshotss back by one, if they exist</text:span></text:span></text:p>
      <text:p text:style-name="P40"><text:span text:style-name="Emphasis"><text:span text:style-name="T47">if [ -d $SNAPSHOT_MOUNTPOINT/$SNAPSHOT_DIR/daily.2 ] ; then </text:span></text:span></text:p>
      <text:p text:style-name="P40"><text:span text:style-name="Emphasis"><text:span text:style-name="T47"><text:s text:c="4"/>$MV $SNAPSHOT_MOUNTPOINT/$SNAPSHOT_DIR/daily.2 $SNAPSHOT_MOUNTPOINT/$SNAPSHOT_DIR/daily.3 </text:span></text:span></text:p>
      <text:p text:style-name="P40"><text:span text:style-name="Emphasis"><text:span text:style-name="T47">fi </text:span></text:span></text:p>
      <text:p text:style-name="P40"><text:span text:style-name="Emphasis"><text:span text:style-name="T47"/></text:span></text:p>
      <text:p text:style-name="P40"><text:span text:style-name="Emphasis"><text:span text:style-name="T47">if [ -d $SNAPSHOT_MOUNTPOINT/$SNAPSHOT_DIR/daily.1 ] ; then </text:span></text:span></text:p>
      <text:p text:style-name="P40"><text:span text:style-name="Emphasis"><text:span text:style-name="T47"><text:s text:c="4"/>$MV $SNAPSHOT_MOUNTPOINT/$SNAPSHOT_DIR/daily.1 $SNAPSHOT_MOUNTPOINT/$SNAPSHOT_DIR/daily.2 </text:span></text:span></text:p>
      <text:p text:style-name="P40"><text:span text:style-name="Emphasis"><text:span text:style-name="T47">fi </text:span></text:span></text:p>
      <text:p text:style-name="P40"><text:span text:style-name="Emphasis"><text:span text:style-name="T47"/></text:span></text:p>
      <text:p text:style-name="P40"><text:span text:style-name="Emphasis"><text:span text:style-name="T47">if [ -d $SNAPSHOT_MOUNTPOINT/$SNAPSHOT_DIR/daily.0 ] ; then </text:span></text:span></text:p>
      <text:p text:style-name="P40"><text:span text:style-name="Emphasis"><text:span text:style-name="T47"><text:s text:c="4"/>$MV $SNAPSHOT_MOUNTPOINT/$SNAPSHOT_DIR/daily.0 $SNAPSHOT_MOUNTPOINT/$SNAPSHOT_DIR/daily.1 </text:span></text:span></text:p>
      <text:p text:style-name="P40"><text:span text:style-name="Emphasis"><text:span text:style-name="T47">fi; </text:span></text:span></text:p>
      <text:p text:style-name="P40"><text:span text:style-name="Emphasis"><text:span text:style-name="T47"/></text:span></text:p>
      <text:p text:style-name="P40"><text:span text:style-name="Emphasis"><text:span text:style-name="T47"># step 3: rsync from the system into the latest snapshot </text:span></text:span></text:p>
      <text:p text:style-name="P40"><text:span text:style-name="Emphasis"><text:span text:style-name="T47">$RSYNC </text:span></text:span></text:p>
      <text:p text:style-name="P40"><text:span text:style-name="Emphasis"><text:span text:style-name="T47"># complete here what is missing for the rsync command: </text:span></text:span></text:p>
      <text:p text:style-name="P40"><text:span text:style-name="Emphasis"><text:span text:style-name="T47"># - basic options: </text:span></text:span></text:p>
      <text:p text:style-name="P40"><text:span text:style-name="Emphasis"><text:span text:style-name="T47"># - excludes: </text:span></text:span></text:p>
      <text:p text:style-name="P40"><text:span text:style-name="Emphasis"><text:span text:style-name="T47"># - --link-dest= </text:span></text:span></text:p>
      <text:p text:style-name="P40"><text:span text:style-name="Emphasis"><text:span text:style-name="T47"># - source and destination directories </text:span></text:span></text:p>
      <text:p text:style-name="P40"><text:span text:style-name="Emphasis"><text:span text:style-name="T47"/></text:span></text:p>
      <text:p text:style-name="P40"><text:span text:style-name="Emphasis"><text:span text:style-name="T47"># step 5: update the mtime of daily.0 to reflect the snapshot time </text:span></text:span></text:p>
      <text:p text:style-name="P40"><text:span text:style-name="Emphasis"><text:span text:style-name="T47">$TOUCH $SNAPSHOT_MOUNTPOINT/$SNAPSHOT_DIR/daily.0 ; </text:span></text:span></text:p>
      <text:p text:style-name="P40"><text:span text:style-name="Emphasis"><text:span text:style-name="T47"/></text:span></text:p>
      <text:p text:style-name="P40"><text:span text:style-name="Emphasis"><text:span text:style-name="T47"># now remount the RW snapshot mountpoint as readonly </text:span></text:span></text:p>
      <text:p text:style-name="P40"><text:span text:style-name="Emphasis"><text:span text:style-name="T47">$MOUNT -o remount,ro $MOUNT_DEVICE $SNAPSHOT_MOUNTPOINT ; </text:span></text:span></text:p>
      <text:p text:style-name="P40"><text:span text:style-name="Emphasis"><text:span text:style-name="T47">if (( $? )); then </text:span></text:span></text:p>
      <text:p text:style-name="P40"><text:soft-page-break/><text:span text:style-name="Emphasis"><text:span text:style-name="T47">{ </text:span></text:span></text:p>
      <text:p text:style-name="P40"><text:span text:style-name="Emphasis"><text:span text:style-name="T47"><text:tab/>$ECHO "snapshot: could not remount $SNAPSHOT_MOUNTPOINT readonly"; </text:span></text:span></text:p>
      <text:p text:style-name="P40"><text:span text:style-name="Emphasis"><text:span text:style-name="T47"><text:tab/>exit; </text:span></text:span></text:p>
      <text:p text:style-name="P40"><text:span text:style-name="Emphasis"><text:span text:style-name="T47">} fi; </text:span></text:span></text:p>
      <text:p text:style-name="P40"><text:span text:style-name="Emphasis"><text:span text:style-name="T47"/></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BAAAAA+TimesNewRomanPS-BoldMT" svg:font-family="BAAAAA+TimesNewRomanPS-BoldMT"/>
    <style:font-face style:name="DAAAAA+TimesNewRomanPSMT" svg:font-family="DAAAAA+TimesNewRomanPSMT"/>
    <style:font-face style:name="EAAAAA+TimesNewRomanPSMT" svg:font-family="EAAAAA+TimesNewRomanPSMT"/>
    <style:font-face style:name="GAAAAA+OpenSymbol" svg:font-family="GAAAAA+OpenSymbol"/>
    <style:font-face style:name="Lohit Hindi1" svg:font-family="'Lohit Hindi'"/>
    <style:font-face style:name="OpenSymbol" svg:font-family="OpenSymbol"/>
    <style:font-face style:name="StarSymbol" svg:font-family="StarSymbol"/>
    <style:font-face style:name="monospace" svg:font-family="monospace"/>
    <style:font-face style:name="Times-Bold" svg:font-family="Times-Bold" style:font-family-generic="roman"/>
    <style:font-face style:name="Times-Roman" svg:font-family="Times-Roman" style:font-family-generic="roman"/>
    <style:font-face style:name="EAAAAA+TimesNewRomanPS-ItalicMT" svg:font-family="EAAAAA+TimesNewRomanPS-ItalicMT" style:font-family-generic="script"/>
    <style:font-face style:name="Courier 10 Pitch" svg:font-family="'Courier 10 Pitch'" style:font-adornments="Predeterminado" style:font-pitch="fixed"/>
    <style:font-face style:name="LMMono10" svg:font-family="LMMono10" style:font-adornments="Regular"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Cantarell" svg:font-family="Cantarell" style:font-adornments="Bold" style:font-pitch="variable"/>
    <style:font-face style:name="Caviar Dreams" svg:font-family="'Caviar Dreams'" style:font-adornments="Bold" style:font-pitch="variable"/>
    <style:font-face style:name="LMMonoProp10" svg:font-family="LMMonoProp10" style:font-adornments="Bold" style:font-pitch="variable"/>
    <style:font-face style:name="LMRomanUnsl10" svg:font-family="LMRomanUnsl10" style:font-adornments="Bold" style:font-pitch="variable"/>
    <style:font-face style:name="DejaVu Sans Mono1" svg:font-family="'DejaVu Sans Mono'" style:font-family-generic="modern" style:font-pitch="variable"/>
    <style:font-face style:name="Times New Roman1" svg:font-family="'Times New Roman'" style:font-family-generic="modern" style:font-pitch="variable"/>
    <style:font-face style:name="DejaVu Serif Condensed" svg:font-family="'DejaVu Serif Condensed'" style:font-adornments="Condensed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 svg:font-family="Verdana"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50%" fo:text-align="justify" style:justify-single-word="false" fo:text-indent="0.499cm" style:auto-text-indent="false" style:page-number="auto"/>
      <style:text-properties style:font-name="Verdana" fo:font-family="Verdana"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text-properties style:font-name="LMRomanUnsl10" fo:font-family="LMRomanUnsl10" style:font-style-name="Bold" style:font-pitch="variable" fo:font-size="11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800000" style:font-name="DejaVu Serif Condensed" fo:font-family="'DejaVu Serif Condensed'" style:font-style-name="Condensed Bold"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color="#80000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color="#800000"/>
    </style:style>
    <style:style style:name="Heading_20_1" style:display-name="Heading 1" style:family="paragraph" style:parent-style-name="Heading" style:next-style-name="Text_20_body" style:default-outline-level="1" style:class="text" style:master-page-name="">
      <style:paragraph-properties fo:margin-top="0.12cm" fo:margin-bottom="0.011cm" loext:contextual-spacing="false" fo:text-align="start" style:justify-single-word="false" style:page-number="auto" fo:break-before="auto" fo:break-after="auto">
        <style:tab-stops/>
      </style:paragraph-properties>
      <style:text-properties fo:font-variant="normal" fo:text-transform="none" style:use-window-font-color="true" style:font-name="Cantarell" fo:font-family="Cantarell" style:font-style-name="Bold"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master-page-name="Standard">
      <style:paragraph-properties fo:text-align="end" style:justify-single-word="false" style:page-number="auto" fo:break-before="page"/>
      <style:text-properties fo:font-variant="small-caps" fo:color="#800000" style:font-name="DejaVu Serif Condensed" fo:font-family="'DejaVu Serif Condensed'" style:font-style-name="Condensed Bold" style:font-family-generic="roman"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master-page-name="">
      <style:paragraph-properties style:page-number="auto"/>
      <style:text-properties style:font-name="Caviar Dreams" fo:font-family="'Caviar Dreams'" style:font-style-name="Bold" style:font-pitch="variable" fo:font-size="8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Text_20_body" style:class="extra"/>
    <style:style style:name="Fig" style:family="paragraph" style:parent-style-name="Caption"/>
    <style:style style:name="Code" style:family="paragraph" style:parent-style-name="Heading" style:master-page-name="">
      <style:paragraph-properties fo:margin-left="0cm" fo:margin-right="0cm" fo:margin-top="0cm" fo:margin-bottom="0cm" loext:contextual-spacing="false" fo:line-height="100%" fo:text-align="start" style:justify-single-word="false" fo:keep-together="auto" fo:text-indent="0cm" style:auto-text-indent="false" style:page-number="auto" fo:keep-with-next="auto"/>
      <style:text-properties style:font-name="LMMono10" fo:font-family="LMMono10" style:font-style-name="Regular" style:font-pitch="fixed" fo:font-size="11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Pregunta" style:family="paragraph" style:parent-style-name="Text_20_body" style:class="text">
      <loext:graphic-properties draw:fill="solid" draw:fill-color="#c0c0c0" draw:opacity="100%"/>
      <style:paragraph-properties fo:background-color="#c0c0c0" fo:padding="0.049cm" fo:border="0.06pt solid #000000" style:shadow="none"/>
    </style:style>
    <style:style style:name="ejemplo" style:family="paragraph" style:parent-style-name="Pregunta" style:master-page-name="">
      <loext:graphic-properties draw:fill="solid" draw:fill-color="#e6e6e6" draw:opacity="100%"/>
      <style:paragraph-properties style:page-number="auto" fo:background-color="#e6e6e6"/>
      <style:text-properties style:font-name="Courier 10 Pitch" fo:font-family="'Courier 10 Pitch'" style:font-style-name="Predeterminado" style:font-pitch="fixed"/>
    </style:style>
    <style:style style:name="Ejemplo" style:family="paragraph" style:parent-style-name="Text_20_body">
      <loext:graphic-properties draw:fill="solid" draw:fill-color="#e6e6e6" draw:opacity="100%"/>
      <style:paragraph-properties fo:background-color="#e6e6e6" fo:padding="0.049cm" fo:border="0.06pt solid #000000" style:shadow="none"/>
      <style:text-properties style:font-name="Courier 10 Pitch" fo:font-family="'Courier 10 Pitch'" style:font-style-name="Predeterminado" style:font-pitch="fixed"/>
    </style:style>
    <style:style style:name="Figur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Caption_20_characters" style:display-name="Caption characters" style:family="text">
      <style:text-properties style:font-name="LMMonoProp10" fo:font-family="LMMonoProp10" style:font-style-name="Bold" style:font-pitch="variable" fo:font-size="11pt" fo:font-weight="bold"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text-properties style:font-name="Bitstream Vera Sans Mono" fo:font-family="'Bitstream Vera Sans Mono'" style:font-family-generic="modern" style:font-pitch="fixed"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master-page-name="">
      <style:paragraph-properties fo:margin-left="0cm" fo:margin-right="0cm" fo:text-align="end" style:justify-single-word="false"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MP2" style:family="paragraph" style:parent-style-name="Footer">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text-properties fo:language="ca" fo:country="ES"/>
    </style:style>
    <style:style style:name="MP5" style:family="paragraph" style:parent-style-name="Header_20_left">
      <style:text-properties fo:language="ca" fo:country="ES"/>
    </style:style>
    <style:style style:name="MP6" style:family="paragraph" style:parent-style-name="Title" style:master-page-name="First_20_Page">
      <style:paragraph-properties style:page-number="auto" fo:break-before="page"/>
      <style:text-properties fo:language="ca" fo:country="ES"/>
    </style:style>
    <style:style style:name="MP7"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2521b" style:font-name-asian="DejaVu Sans" style:font-size-asian="14pt" style:font-weight-asian="bold" style:font-name-complex="Lohit Hindi" style:font-size-complex="14pt" style:font-weight-complex="bold"/>
    </style:style>
    <style:style style:name="MP8" style:family="paragraph" style:parent-style-name="Footer">
      <style:text-properties fo:language="ca" fo:country="ES"/>
    </style:style>
    <style:style style:name="MP9" style:family="paragraph" style:parent-style-name="Title">
      <style:paragraph-properties fo:break-before="page"/>
      <style:text-properties fo:language="ca" fo:country="ES" officeooo:paragraph-rsid="001d151b"/>
    </style:style>
    <style:style style:name="MP10"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MP11" style:family="paragraph" style:parent-style-name="Title">
      <style:text-properties fo:language="ca" fo:country="ES" officeooo:rsid="010afb0e" officeooo:paragraph-rsid="010afb0e"/>
    </style:style>
    <style:style style:name="MT1" style:family="text">
      <style:text-properties officeooo:rsid="01267d19"/>
    </style:style>
    <style:style style:name="MT2" style:family="text">
      <style:text-properties fo:font-variant="small-caps" fo:color="#800000" style:font-name="DejaVu Serif Condensed" fo:font-size="24pt" fo:font-weight="bold" officeooo:rsid="010fab6a" style:font-name-asian="DejaVu Sans" style:font-size-asian="18pt" style:font-weight-asian="bold" style:font-name-complex="Lohit Hindi" style:font-size-complex="18pt" style:font-weight-complex="bold"/>
    </style:style>
    <style:style style:name="MT3" style:family="text">
      <style:text-properties officeooo:rsid="010afb0e"/>
    </style:style>
    <style:style style:name="Mgr1" style:family="graphic">
      <style:graphic-properties svg:stroke-width="0.041cm" svg:stroke-color="#8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vg:stroke-width="0.049cm" svg:stroke-color="#8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svg:stroke-width="0.041cm" svg:stroke-color="#800000" draw:textarea-horizontal-align="center" draw:textarea-vertical-align="middle" fo:padding-top="0.019cm" fo:padding-bottom="0.019cm" fo:padding-left="0.019cm" fo:padding-right="0.01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b22222" fo:border-left="none" fo:border-right="none" fo:padding="0.04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RefHeading___Toc3460_2808854764"/><text:bookmark-end text:name="__RefHeading___Toc3460_2808854764"/></text:p>
      </style:header>
      <style:footer>
        <text:p text:style-name="MP2"><draw:line text:anchor-type="paragraph" draw:z-index="18" draw:name="Forma2" draw:style-name="Mgr1" draw:text-style-name="MP3" svg:x1="0.012cm" svg:y1="-0.162cm" svg:x2="16.998cm" svg:y2="-0.162cm"><text:p/></draw:line><text:page-number text:select-page="current">20</text:page-number></text:p>
      </style:footer>
    </style:master-page>
    <style:master-page style:name="First_20_Page" style:display-name="First Page" style:page-layout-name="Mpm2" style:next-style-name="Table_20_of_20_Contents">
      <style:header>
        <text:p text:style-name="MP4"/>
      </style:header>
      <style:header-left>
        <text:p text:style-name="MP5"/>
      </style:header-left>
    </style:master-page>
    <style:master-page style:name="Table_20_of_20_Contents" style:display-name="Table of Contents" style:page-layout-name="Mpm3" style:next-style-name="First_20_Chapter_20_Page_20_A4">
      <style:header>
        <text:p text:style-name="MP6"><draw:line text:anchor-type="paragraph" draw:z-index="19" draw:name="Forma3" draw:style-name="Mgr1" draw:text-style-name="MP3" svg:x1="0.019cm" svg:y1="1.536cm" svg:x2="17.032cm" svg:y2="1.536cm"><text:p/></draw:line><draw:line text:anchor-type="paragraph" draw:z-index="20" draw:name="Forma4" draw:style-name="Mgr1" draw:text-style-name="MP3" svg:x1="-0.007cm" svg:y1="25.031cm" svg:x2="17.032cm" svg:y2="25.031cm"><text:p/></draw:line>Table of Contents</text:p>
      </style:header>
      <style:header-left>
        <text:p text:style-name="MP7"><text:bookmark-start text:name="__RefHeading__4236_638220132"/>Training <text:span text:style-name="MT1">2</text:span><text:bookmark-end text:name="__RefHeading__4236_638220132"/></text:p>
      </style:header-left>
      <style:footer>
        <text:p text:style-name="MP8"/>
      </style:footer>
      <style:footer-left>
        <text:p text:style-name="MP8"/>
      </style:footer-left>
    </style:master-page>
    <style:master-page style:name="First_20_Chapter_20_Page_20_A4" style:display-name="First Chapter Page A4" style:page-layout-name="Mpm4" style:next-style-name="Standard">
      <style:header>
        <text:p text:style-name="MP9"><draw:line text:anchor-type="paragraph" draw:z-index="25" draw:name="Forma7_2" draw:style-name="Mgr2" draw:text-style-name="MP3" svg:x1="0.016cm" svg:y1="1.547cm" svg:x2="17.029cm" svg:y2="1.547cm"><text:p/></draw:line><draw:line text:anchor-type="paragraph" draw:z-index="26" draw:name="Forma8_2" draw:style-name="Mgr1" draw:text-style-name="MP3" svg:x1="-0.034cm" svg:y1="24.807cm" svg:x2="17.032cm" svg:y2="24.807cm"><text:p/></draw:line><text:bookmark-start text:name="__RefHeading__4238_63822013285"/><text:span text:style-name="MT2">Training </text:span><text:span text:style-name="MT3">1</text:span><text:bookmark-end text:name="__RefHeading__4238_63822013285"/></text:p>
      </style:header>
      <style:header-left>
        <text:p text:style-name="MP9"><draw:line text:anchor-type="paragraph" draw:z-index="27" draw:name="Forma7_4" draw:style-name="Mgr2" draw:text-style-name="MP3" svg:x1="0.016cm" svg:y1="1.547cm" svg:x2="17.029cm" svg:y2="1.547cm"><text:p/></draw:line><draw:line text:anchor-type="paragraph" draw:z-index="28" draw:name="Forma8_4" draw:style-name="Mgr1" draw:text-style-name="MP3" svg:x1="-0.034cm" svg:y1="24.807cm" svg:x2="17.032cm" svg:y2="24.807cm"><text:p/></draw:line><text:bookmark-start text:name="__RefHeading__4238_638220132852"/><text:span text:style-name="MT2">Training </text:span><text:span text:style-name="MT3">1</text:span><text:bookmark-end text:name="__RefHeading__4238_638220132852"/></text:p>
      </style:header-left>
      <loext:header-first>
        <text:p text:style-name="MP10"><text:bookmark-start text:name="__RefHeading__4238_638220132854"/><text:bookmark-end text:name="__RefHeading__4238_638220132854"/></text:p>
      </loext:header-first>
      <style:footer>
        <text:p text:style-name="MP2"><text:page-number text:select-page="current">0</text:page-number></text:p>
      </style:footer>
      <style:footer-left>
        <text:p text:style-name="MP2"><text:page-number text:select-page="current">0</text:page-number></text:p>
      </style:footer-left>
      <loext:footer-first>
        <text:p text:style-name="MP2"><text:page-number text:select-page="current">1</text:page-number></text:p>
      </loext:footer-first>
    </style:master-page>
    <style:master-page style:name="Second_20_Chapter_20_Page_20_A4" style:display-name="Second Chapter Page A4" style:page-layout-name="Mpm5" style:next-style-name="Standard">
      <style:header>
        <text:p text:style-name="MP11"><draw:line text:anchor-type="paragraph" draw:z-index="21" draw:name="Forma11" draw:style-name="Mgr3" draw:text-style-name="MP3" svg:x1="-0.03cm" svg:y1="1.431cm" svg:x2="17.009cm" svg:y2="1.431cm"><text:p/></draw:line><draw:line text:anchor-type="paragraph" draw:z-index="22" draw:name="Forma12" draw:style-name="Mgr1" draw:text-style-name="MP3" svg:x1="-0.007cm" svg:y1="24.883cm" svg:x2="17.032cm" svg:y2="24.883cm"><text:p/></draw:line><text:bookmark-start text:name="__RefHeading__4240_638220132"/>Chapter 2<text:bookmark-end text:name="__RefHeading__4240_638220132"/></text:p>
      </style:header>
      <style:footer>
        <text:p text:style-name="MP2"><text:page-number text:select-page="current">0</text:page-number></text:p>
      </style:footer>
    </style:master-page>
    <style:master-page style:name="Index" style:page-layout-name="Mpm6"/>
    <style:master-page style:name="Third_20_Chapter_20_Page_20_A4" style:display-name="Third Chapter Page A4" style:page-layout-name="Mpm5" style:next-style-name="Standard">
      <style:header>
        <text:p text:style-name="MP11"><draw:line text:anchor-type="paragraph" draw:z-index="23" draw:name="Forma13" draw:style-name="Mgr1" draw:text-style-name="MP3" svg:x1="-0.007cm" svg:y1="1.496cm" svg:x2="17.006cm" svg:y2="1.496cm"><text:p/></draw:line><draw:line text:anchor-type="paragraph" draw:z-index="24" draw:name="Forma14" draw:style-name="Mgr1" draw:text-style-name="MP3" svg:x1="-0.007cm" svg:y1="24.938cm" svg:x2="17.006cm" svg:y2="24.938cm"><text:p/></draw:line><text:bookmark-start text:name="__RefHeading__4242_638220132"/>Chapter 3<text:bookmark-end text:name="__RefHeading__4242_638220132"/></text:p>
      </style:header>
      <style:footer>
        <text:p text:style-name="MP2"><text:page-number text:select-page="current">0</text:page-number></text:p>
      </style:footer>
    </style:master-page>
    <style:master-page style:name="References" style:page-layout-name="Mpm7" style:next-style-name="Standard"/>
    <style:master-page style:name="Footnot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10:08:15.492487600</meta:creation-date>
    <meta:editing-duration>PT1H4M13S</meta:editing-duration>
    <meta:editing-cycles>16</meta:editing-cycles>
    <meta:generator>LibreOffice/6.4.7.2$Linux_X86_64 LibreOffice_project/40$Build-2</meta:generator>
    <dc:description>Template Used for my Masters report</dc:description>
    <meta:keyword>Masters Report</meta:keyword>
    <meta:keyword>Report</meta:keyword>
    <dc:subject>Masters Report</dc:subject>
    <dc:title>Masters Report</dc:title>
    <dc:date>2022-06-02T11:19:33.176656088</dc:date>
    <meta:document-statistic meta:table-count="0" meta:image-count="0" meta:object-count="0" meta:page-count="22" meta:paragraph-count="239" meta:word-count="3321" meta:character-count="20919" meta:non-whitespace-character-count="17776"/>
    <meta:user-defined meta:name="License">&lt;a href="http://templates.services.openoffice.org/bsd-license"&gt;BSD&lt;/a&gt; </meta:user-defined>
  </office:meta>
</office:document-meta>
</file>